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LH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lh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2860.76" table:style-name="ce14">
            <text:p>22.861<text:s/></text:p>
          </table:table-cell>
          <table:table-cell office:value-type="float" office:value="5918013.1500000004" table:style-name="ce14">
            <text:p>5.918.013<text:s/></text:p>
          </table:table-cell>
          <table:table-cell office:value-type="float" office:value="53103781.420000002" table:style-name="ce14">
            <text:p>53.103.781<text:s/></text:p>
          </table:table-cell>
          <table:table-cell office:value-type="float" office:value="335473.61" table:style-name="ce14">
            <text:p>335.474<text:s/></text:p>
          </table:table-cell>
          <table:table-cell office:value-type="float" office:value="98314542.959999993" table:style-name="ce14">
            <text:p>98.314.543<text:s/></text:p>
          </table:table-cell>
          <table:table-cell office:value-type="float" office:value="42912710.399999999" table:style-name="ce14">
            <text:p>42.912.710<text:s/></text:p>
          </table:table-cell>
          <table:table-cell office:value-type="float" office:value="4383997.07" table:style-name="ce14">
            <text:p>4.383.997<text:s/></text:p>
          </table:table-cell>
          <table:table-cell office:value-type="float" office:value="147364840.88999999" table:style-name="ce14">
            <text:p>147.364.841<text:s/></text:p>
          </table:table-cell>
          <table:table-cell office:value-type="float" office:value="37243505.049999997" table:style-name="ce14">
            <text:p>37.243.505<text:s/></text:p>
          </table:table-cell>
          <table:table-cell office:value-type="float" office:value="13492119.75" table:style-name="ce14">
            <text:p>13.492.120<text:s/></text:p>
          </table:table-cell>
          <table:table-cell office:value-type="float" office:value="96998118.780000001" table:style-name="ce14">
            <text:p>96.998.119<text:s/></text:p>
          </table:table-cell>
          <table:table-cell office:value-type="float" office:value="270568.48" table:style-name="ce14">
            <text:p>270.568<text:s/></text:p>
          </table:table-cell>
          <table:table-cell office:value-type="float" office:value="2771471.28" table:style-name="ce14">
            <text:p>2.771.471<text:s/></text:p>
          </table:table-cell>
          <table:table-cell office:value-type="float" office:value="7132805.8499999996" table:style-name="ce14">
            <text:p>7.132.806<text:s/></text:p>
          </table:table-cell>
          <table:table-cell office:value-type="float" office:value="5537858.9699999997" table:style-name="ce14">
            <text:p>5.537.859<text:s/></text:p>
          </table:table-cell>
          <table:table-cell office:value-type="float" office:value="96861836.510000005" table:style-name="ce14">
            <text:p>96.861.837<text:s/></text:p>
          </table:table-cell>
          <table:table-cell office:value-type="float" office:value="24676.01" table:style-name="ce14">
            <text:p>24.676<text:s/></text:p>
          </table:table-cell>
          <table:table-cell office:value-type="float" office:value="315292971.72000003" table:style-name="ce14">
            <text:p>315.292.972<text:s/></text:p>
          </table:table-cell>
          <table:table-cell office:value-type="float" office:value="283658545.24000001" table:style-name="ce14">
            <text:p>283.658.545<text:s/></text:p>
          </table:table-cell>
          <table:table-cell office:value-type="float" office:value="1195449.6599999999" table:style-name="ce14">
            <text:p>1.195.450<text:s/></text:p>
          </table:table-cell>
          <table:table-cell office:value-type="float" office:value="27606.03" table:style-name="ce14">
            <text:p>27.606<text:s/></text:p>
          </table:table-cell>
          <table:table-cell office:value-type="float" office:value="17202.66" table:style-name="ce14">
            <text:p>17.203<text:s/></text:p>
          </table:table-cell>
          <table:table-cell office:value-type="float" office:value="106639855.11" table:style-name="ce14">
            <text:p>106.639.855<text:s/></text:p>
          </table:table-cell>
          <table:table-cell office:value-type="float" office:value="602466714.35000002" table:style-name="ce14">
            <text:p>602.466.714<text:s/></text:p>
          </table:table-cell>
          <table:table-cell office:value-type="float" office:value="58060.02" table:style-name="ce14">
            <text:p>58.060<text:s/></text:p>
          </table:table-cell>
          <table:table-cell office:value-type="float" office:value="1798404158.5599999" table:style-name="ce14">
            <text:p>1.798.404.159<text:s/></text:p>
          </table:table-cell>
          <table:table-cell office:value-type="float" office:value="135.19" table:style-name="ce14">
            <text:p>135<text:s/></text:p>
          </table:table-cell>
          <table:table-cell office:value-type="float" office:value="3720449879.48" table:style-name="ce15">
            <text:p>3.720.449.8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545.65" table:style-name="ce17">
            <text:p>546<text:s/></text:p>
          </table:table-cell>
          <table:table-cell office:value-type="float" office:value="1547.44" table:style-name="ce17">
            <text:p>1.547<text:s/></text:p>
          </table:table-cell>
          <table:table-cell office:value-type="float" office:value="-2.46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-219.53" table:style-name="ce17">
            <text:p>(220)</text:p>
          </table:table-cell>
          <table:table-cell office:value-type="float" office:value="-24.62" table:style-name="ce17">
            <text:p>(25)</text:p>
          </table:table-cell>
          <table:table-cell office:value-type="float" office:value="-73.81" table:style-name="ce17">
            <text:p>(74)</text:p>
          </table:table-cell>
          <table:table-cell office:value-type="float" office:value="42200.66" table:style-name="ce17">
            <text:p>42.201<text:s/></text:p>
          </table:table-cell>
          <table:table-cell office:value-type="float" office:value="204.78" table:style-name="ce17">
            <text:p>205<text:s/></text:p>
          </table:table-cell>
          <table:table-cell office:value-type="float" office:value="4399.45" table:style-name="ce17">
            <text:p>4.399<text:s/></text:p>
          </table:table-cell>
          <table:table-cell office:value-type="float" office:value="-409.09" table:style-name="ce17">
            <text:p>(409)</text:p>
          </table:table-cell>
          <table:table-cell office:value-type="float" office:value="-58.63" table:style-name="ce17">
            <text:p>(59)</text:p>
          </table:table-cell>
          <table:table-cell office:value-type="float" office:value="5280.01" table:style-name="ce17">
            <text:p>5.280<text:s/></text:p>
          </table:table-cell>
          <table:table-cell office:value-type="float" office:value="566.51" table:style-name="ce17">
            <text:p>567<text:s/></text:p>
          </table:table-cell>
          <table:table-cell office:value-type="float" office:value="-207.31" table:style-name="ce17">
            <text:p>(207)</text:p>
          </table:table-cell>
          <table:table-cell office:value-type="float" office:value="4756.28" table:style-name="ce17">
            <text:p>4.756<text:s/></text:p>
          </table:table-cell>
          <table:table-cell office:value-type="float" office:value="123.68" table:style-name="ce17">
            <text:p>124<text:s/></text:p>
          </table:table-cell>
          <table:table-cell office:value-type="float" office:value="-86.5" table:style-name="ce17">
            <text:p>(87)</text:p>
          </table:table-cell>
          <table:table-cell office:value-type="float" office:value="-314.32" table:style-name="ce17">
            <text:p>(314)</text:p>
          </table:table-cell>
          <table:table-cell office:value-type="float" office:value="42.66" table:style-name="ce17">
            <text:p>43<text:s/></text:p>
          </table:table-cell>
          <table:table-cell office:value-type="float" office:value="-36.53" table:style-name="ce17">
            <text:p>(37)</text:p>
          </table:table-cell>
          <table:table-cell office:value-type="float" office:value="0" table:style-name="ce17">
            <text:p>-<text:s/></text:p>
          </table:table-cell>
          <table:table-cell office:value-type="float" office:value="14504.72" table:style-name="ce17">
            <text:p>14.505<text:s/></text:p>
          </table:table-cell>
          <table:table-cell office:value-type="float" office:value="5743.63" table:style-name="ce17">
            <text:p>5.744<text:s/></text:p>
          </table:table-cell>
          <table:table-cell office:value-type="float" office:value="-2.0099999999999998" table:style-name="ce17">
            <text:p>(2)</text:p>
          </table:table-cell>
          <table:table-cell office:value-type="float" office:value="620690.56000000006" table:style-name="ce17">
            <text:p>620.691<text:s/></text:p>
          </table:table-cell>
          <table:table-cell office:value-type="float" office:value="320.79000000000002" table:style-name="ce17">
            <text:p>321<text:s/></text:p>
          </table:table-cell>
          <table:table-cell office:value-type="float" office:value="699492.01" table:style-name="ce18">
            <text:p>699.4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31110.73" table:style-name="ce17">
            <text:p>431.111<text:s/></text:p>
          </table:table-cell>
          <table:table-cell office:value-type="float" office:value="4985641.34" table:style-name="ce17">
            <text:p>4.985.641<text:s/></text:p>
          </table:table-cell>
          <table:table-cell office:value-type="float" office:value="11064464.140000001" table:style-name="ce17">
            <text:p>11.064.464<text:s/></text:p>
          </table:table-cell>
          <table:table-cell office:value-type="float" office:value="192931.54" table:style-name="ce17">
            <text:p>192.932<text:s/></text:p>
          </table:table-cell>
          <table:table-cell office:value-type="float" office:value="140452231.78" table:style-name="ce17">
            <text:p>140.452.232<text:s/></text:p>
          </table:table-cell>
          <table:table-cell office:value-type="float" office:value="32303640.359999999" table:style-name="ce17">
            <text:p>32.303.640<text:s/></text:p>
          </table:table-cell>
          <table:table-cell office:value-type="float" office:value="5225527.24" table:style-name="ce17">
            <text:p>5.225.527<text:s/></text:p>
          </table:table-cell>
          <table:table-cell office:value-type="float" office:value="184692959.52000001" table:style-name="ce17">
            <text:p>184.692.960<text:s/></text:p>
          </table:table-cell>
          <table:table-cell office:value-type="float" office:value="36231293.109999999" table:style-name="ce17">
            <text:p>36.231.293<text:s/></text:p>
          </table:table-cell>
          <table:table-cell office:value-type="float" office:value="5580822.3200000003" table:style-name="ce17">
            <text:p>5.580.822<text:s/></text:p>
          </table:table-cell>
          <table:table-cell office:value-type="float" office:value="564525951.90999997" table:style-name="ce17">
            <text:p>564.525.952<text:s/></text:p>
          </table:table-cell>
          <table:table-cell office:value-type="float" office:value="8723932.3900000006" table:style-name="ce17">
            <text:p>8.723.932<text:s/></text:p>
          </table:table-cell>
          <table:table-cell office:value-type="float" office:value="11615331.9" table:style-name="ce17">
            <text:p>11.615.332<text:s/></text:p>
          </table:table-cell>
          <table:table-cell office:value-type="float" office:value="10161067.210000001" table:style-name="ce17">
            <text:p>10.161.067<text:s/></text:p>
          </table:table-cell>
          <table:table-cell office:value-type="float" office:value="6473260.1799999997" table:style-name="ce17">
            <text:p>6.473.260<text:s/></text:p>
          </table:table-cell>
          <table:table-cell office:value-type="float" office:value="109556093.75" table:style-name="ce17">
            <text:p>109.556.094<text:s/></text:p>
          </table:table-cell>
          <table:table-cell office:value-type="float" office:value="1429476.5" table:style-name="ce17">
            <text:p>1.429.477<text:s/></text:p>
          </table:table-cell>
          <table:table-cell office:value-type="float" office:value="411647028.31" table:style-name="ce17">
            <text:p>411.647.028<text:s/></text:p>
          </table:table-cell>
          <table:table-cell office:value-type="float" office:value="270836775.13999999" table:style-name="ce17">
            <text:p>270.836.775<text:s/></text:p>
          </table:table-cell>
          <table:table-cell office:value-type="float" office:value="3630084.35" table:style-name="ce17">
            <text:p>3.630.084<text:s/></text:p>
          </table:table-cell>
          <table:table-cell office:value-type="float" office:value="4046337.58" table:style-name="ce17">
            <text:p>4.046.338<text:s/></text:p>
          </table:table-cell>
          <table:table-cell office:value-type="float" office:value="18666.14" table:style-name="ce17">
            <text:p>18.666<text:s/></text:p>
          </table:table-cell>
          <table:table-cell office:value-type="float" office:value="366199854.01999998" table:style-name="ce17">
            <text:p>366.199.854<text:s/></text:p>
          </table:table-cell>
          <table:table-cell office:value-type="float" office:value="472501649.50999999" table:style-name="ce17">
            <text:p>472.501.650<text:s/></text:p>
          </table:table-cell>
          <table:table-cell office:value-type="float" office:value="7981083.9000000004" table:style-name="ce17">
            <text:p>7.981.084<text:s/></text:p>
          </table:table-cell>
          <table:table-cell office:value-type="float" office:value="1879411298.0999999" table:style-name="ce17">
            <text:p>1.879.411.298<text:s/></text:p>
          </table:table-cell>
          <table:table-cell office:value-type="float" office:value="2217619.2599999998" table:style-name="ce17">
            <text:p>2.217.619<text:s/></text:p>
          </table:table-cell>
          <table:table-cell office:value-type="float" office:value="4552136132.2299995" table:style-name="ce18">
            <text:p>4.552.136.1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5647.5" table:style-name="ce17">
            <text:p>5.64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00.86" table:style-name="ce17">
            <text:p>3.9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932.86" table:style-name="ce17">
            <text:p>32.9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9919537.44" table:style-name="ce17">
            <text:p>339.919.53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.11" table:style-name="ce17">
            <text:p>60<text:s/></text:p>
          </table:table-cell>
          <table:table-cell office:value-type="float" office:value="453213.34" table:style-name="ce17">
            <text:p>453.2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6502357.629999995" table:style-name="ce17">
            <text:p>96.502.358<text:s/></text:p>
          </table:table-cell>
          <table:table-cell office:value-type="float" office:value="2782.24" table:style-name="ce17">
            <text:p>2.782<text:s/></text:p>
          </table:table-cell>
          <table:table-cell office:value-type="float" office:value="785137.49" table:style-name="ce17">
            <text:p>785.137<text:s/></text:p>
          </table:table-cell>
          <table:table-cell office:value-type="float" office:value="502787.77" table:style-name="ce17">
            <text:p>502.7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8208357.24000001" table:style-name="ce18">
            <text:p>438.208.3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50291.43" table:style-name="ce17">
            <text:p>150.291<text:s/></text:p>
          </table:table-cell>
          <table:table-cell office:value-type="float" office:value="499840.32" table:style-name="ce17">
            <text:p>499.840<text:s/></text:p>
          </table:table-cell>
          <table:table-cell office:value-type="float" office:value="1596529.02" table:style-name="ce17">
            <text:p>1.596.529<text:s/></text:p>
          </table:table-cell>
          <table:table-cell office:value-type="float" office:value="13107.16" table:style-name="ce17">
            <text:p>13.107<text:s/></text:p>
          </table:table-cell>
          <table:table-cell office:value-type="float" office:value="13652993.140000001" table:style-name="ce17">
            <text:p>13.652.993<text:s/></text:p>
          </table:table-cell>
          <table:table-cell office:value-type="float" office:value="8012064.2400000002" table:style-name="ce17">
            <text:p>8.012.064<text:s/></text:p>
          </table:table-cell>
          <table:table-cell office:value-type="float" office:value="1991351.81" table:style-name="ce17">
            <text:p>1.991.352<text:s/></text:p>
          </table:table-cell>
          <table:table-cell office:value-type="float" office:value="3597568.56" table:style-name="ce17">
            <text:p>3.597.569<text:s/></text:p>
          </table:table-cell>
          <table:table-cell office:value-type="float" office:value="5924083.3300000001" table:style-name="ce17">
            <text:p>5.924.083<text:s/></text:p>
          </table:table-cell>
          <table:table-cell office:value-type="float" office:value="3714140.65" table:style-name="ce17">
            <text:p>3.714.141<text:s/></text:p>
          </table:table-cell>
          <table:table-cell office:value-type="float" office:value="37888587.640000001" table:style-name="ce17">
            <text:p>37.888.588<text:s/></text:p>
          </table:table-cell>
          <table:table-cell office:value-type="float" office:value="1023947.37" table:style-name="ce17">
            <text:p>1.023.947<text:s/></text:p>
          </table:table-cell>
          <table:table-cell office:value-type="float" office:value="6636238.5499999998" table:style-name="ce17">
            <text:p>6.636.239<text:s/></text:p>
          </table:table-cell>
          <table:table-cell office:value-type="float" office:value="596245.54" table:style-name="ce17">
            <text:p>596.246<text:s/></text:p>
          </table:table-cell>
          <table:table-cell office:value-type="float" office:value="1811340.56" table:style-name="ce17">
            <text:p>1.811.341<text:s/></text:p>
          </table:table-cell>
          <table:table-cell office:value-type="float" office:value="29312561.02" table:style-name="ce17">
            <text:p>29.312.561<text:s/></text:p>
          </table:table-cell>
          <table:table-cell office:value-type="float" office:value="440709.22" table:style-name="ce17">
            <text:p>440.709<text:s/></text:p>
          </table:table-cell>
          <table:table-cell office:value-type="float" office:value="5619686.4199999999" table:style-name="ce17">
            <text:p>5.619.686<text:s/></text:p>
          </table:table-cell>
          <table:table-cell office:value-type="float" office:value="18256088.41" table:style-name="ce17">
            <text:p>18.256.088<text:s/></text:p>
          </table:table-cell>
          <table:table-cell office:value-type="float" office:value="666833.28" table:style-name="ce17">
            <text:p>666.833<text:s/></text:p>
          </table:table-cell>
          <table:table-cell office:value-type="float" office:value="112581.47" table:style-name="ce17">
            <text:p>112.5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864827.0599999996" table:style-name="ce17">
            <text:p>7.864.827<text:s/></text:p>
          </table:table-cell>
          <table:table-cell office:value-type="float" office:value="7864951.3600000003" table:style-name="ce17">
            <text:p>7.864.951<text:s/></text:p>
          </table:table-cell>
          <table:table-cell office:value-type="float" office:value="551625.38" table:style-name="ce17">
            <text:p>551.625<text:s/></text:p>
          </table:table-cell>
          <table:table-cell office:value-type="float" office:value="63575489.740000002" table:style-name="ce17">
            <text:p>63.575.490<text:s/></text:p>
          </table:table-cell>
          <table:table-cell office:value-type="float" office:value="246093.13" table:style-name="ce17">
            <text:p>246.093<text:s/></text:p>
          </table:table-cell>
          <table:table-cell office:value-type="float" office:value="221619775.81" table:style-name="ce18">
            <text:p>221.619.7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19144.79" table:style-name="ce17">
            <text:p>19.145<text:s/></text:p>
          </table:table-cell>
          <table:table-cell office:value-type="float" office:value="13096.48" table:style-name="ce17">
            <text:p>13.096<text:s/></text:p>
          </table:table-cell>
          <table:table-cell office:value-type="float" office:value="263.04000000000002" table:style-name="ce17">
            <text:p>263<text:s/></text:p>
          </table:table-cell>
          <table:table-cell office:value-type="float" office:value="18516.71" table:style-name="ce17">
            <text:p>18.517<text:s/></text:p>
          </table:table-cell>
          <table:table-cell office:value-type="float" office:value="9952.34" table:style-name="ce17">
            <text:p>9.95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022180.8799999999" table:style-name="ce17">
            <text:p>8.022.181<text:s/></text:p>
          </table:table-cell>
          <table:table-cell office:value-type="float" office:value="1152020.69" table:style-name="ce17">
            <text:p>1.152.0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201.77" table:style-name="ce17">
            <text:p>43.202<text:s/></text:p>
          </table:table-cell>
          <table:table-cell office:value-type="float" office:value="19157.23" table:style-name="ce17">
            <text:p>19.157<text:s/></text:p>
          </table:table-cell>
          <table:table-cell office:value-type="float" office:value="12521.2" table:style-name="ce17">
            <text:p>12.521<text:s/></text:p>
          </table:table-cell>
          <table:table-cell office:value-type="float" office:value="6069.68" table:style-name="ce17">
            <text:p>6.070<text:s/></text:p>
          </table:table-cell>
          <table:table-cell office:value-type="float" office:value="25151.96" table:style-name="ce17">
            <text:p>25.152<text:s/></text:p>
          </table:table-cell>
          <table:table-cell office:value-type="float" office:value="6018.29" table:style-name="ce17">
            <text:p>6.018<text:s/></text:p>
          </table:table-cell>
          <table:table-cell office:value-type="float" office:value="12640.41" table:style-name="ce17">
            <text:p>12.640<text:s/></text:p>
          </table:table-cell>
          <table:table-cell office:value-type="float" office:value="112871431.15000001" table:style-name="ce17">
            <text:p>112.871.431<text:s/></text:p>
          </table:table-cell>
          <table:table-cell office:value-type="float" office:value="36007656.950000003" table:style-name="ce17">
            <text:p>36.007.657<text:s/></text:p>
          </table:table-cell>
          <table:table-cell office:value-type="float" office:value="318.45" table:style-name="ce17">
            <text:p>3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341.99" table:style-name="ce17">
            <text:p>13.342<text:s/></text:p>
          </table:table-cell>
          <table:table-cell office:value-type="float" office:value="21733190.77" table:style-name="ce17">
            <text:p>21.733.1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9262895.28" table:style-name="ce17">
            <text:p>169.262.8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9248770.06" table:style-name="ce18">
            <text:p>349.248.7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58374.16" table:style-name="ce17">
            <text:p>258.374<text:s/></text:p>
          </table:table-cell>
          <table:table-cell office:value-type="float" office:value="194148.25" table:style-name="ce17">
            <text:p>194.148<text:s/></text:p>
          </table:table-cell>
          <table:table-cell office:value-type="float" office:value="7201703.1500000004" table:style-name="ce17">
            <text:p>7.201.703<text:s/></text:p>
          </table:table-cell>
          <table:table-cell office:value-type="float" office:value="11399.57" table:style-name="ce17">
            <text:p>11.400<text:s/></text:p>
          </table:table-cell>
          <table:table-cell office:value-type="float" office:value="55674676.039999999" table:style-name="ce17">
            <text:p>55.674.676<text:s/></text:p>
          </table:table-cell>
          <table:table-cell office:value-type="float" office:value="14113247.189999999" table:style-name="ce17">
            <text:p>14.113.247<text:s/></text:p>
          </table:table-cell>
          <table:table-cell office:value-type="float" office:value="929561.36" table:style-name="ce17">
            <text:p>929.561<text:s/></text:p>
          </table:table-cell>
          <table:table-cell office:value-type="float" office:value="122966750.65000001" table:style-name="ce17">
            <text:p>122.966.751<text:s/></text:p>
          </table:table-cell>
          <table:table-cell office:value-type="float" office:value="4052234.27" table:style-name="ce17">
            <text:p>4.052.234<text:s/></text:p>
          </table:table-cell>
          <table:table-cell office:value-type="float" office:value="181536.89" table:style-name="ce17">
            <text:p>181.537<text:s/></text:p>
          </table:table-cell>
          <table:table-cell office:value-type="float" office:value="56499452.200000003" table:style-name="ce17">
            <text:p>56.499.452<text:s/></text:p>
          </table:table-cell>
          <table:table-cell office:value-type="float" office:value="352013.51" table:style-name="ce17">
            <text:p>352.014<text:s/></text:p>
          </table:table-cell>
          <table:table-cell office:value-type="float" office:value="787319.36" table:style-name="ce17">
            <text:p>787.319<text:s/></text:p>
          </table:table-cell>
          <table:table-cell office:value-type="float" office:value="3725761.2" table:style-name="ce17">
            <text:p>3.725.761<text:s/></text:p>
          </table:table-cell>
          <table:table-cell office:value-type="float" office:value="368335.72" table:style-name="ce17">
            <text:p>368.336<text:s/></text:p>
          </table:table-cell>
          <table:table-cell office:value-type="float" office:value="43741940.100000001" table:style-name="ce17">
            <text:p>43.741.940<text:s/></text:p>
          </table:table-cell>
          <table:table-cell office:value-type="float" office:value="3956.65" table:style-name="ce17">
            <text:p>3.957<text:s/></text:p>
          </table:table-cell>
          <table:table-cell office:value-type="float" office:value="144962512.69" table:style-name="ce17">
            <text:p>144.962.513<text:s/></text:p>
          </table:table-cell>
          <table:table-cell office:value-type="float" office:value="111404927.78" table:style-name="ce17">
            <text:p>111.404.928<text:s/></text:p>
          </table:table-cell>
          <table:table-cell office:value-type="float" office:value="468705.75" table:style-name="ce17">
            <text:p>468.7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6070980.93000001" table:style-name="ce17">
            <text:p>116.070.981<text:s/></text:p>
          </table:table-cell>
          <table:table-cell office:value-type="float" office:value="274343148.42000002" table:style-name="ce17">
            <text:p>274.343.148<text:s/></text:p>
          </table:table-cell>
          <table:table-cell office:value-type="float" office:value="338988.36" table:style-name="ce17">
            <text:p>338.988<text:s/></text:p>
          </table:table-cell>
          <table:table-cell office:value-type="float" office:value="653537905.14999998" table:style-name="ce17">
            <text:p>653.537.9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12189579.3499999" table:style-name="ce18">
            <text:p>1.612.189.5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2445.14" table:style-name="ce17">
            <text:p>22.445<text:s/></text:p>
          </table:table-cell>
          <table:table-cell office:value-type="float" office:value="4266860.4800000004" table:style-name="ce17">
            <text:p>4.266.860<text:s/></text:p>
          </table:table-cell>
          <table:table-cell office:value-type="float" office:value="2253135.4900000002" table:style-name="ce17">
            <text:p>2.253.135<text:s/></text:p>
          </table:table-cell>
          <table:table-cell office:value-type="float" office:value="168161.77" table:style-name="ce17">
            <text:p>168.162<text:s/></text:p>
          </table:table-cell>
          <table:table-cell office:value-type="float" office:value="71102145.030000001" table:style-name="ce17">
            <text:p>71.102.145<text:s/></text:p>
          </table:table-cell>
          <table:table-cell office:value-type="float" office:value="10168376.59" table:style-name="ce17">
            <text:p>10.168.377<text:s/></text:p>
          </table:table-cell>
          <table:table-cell office:value-type="float" office:value="2304614.0699999998" table:style-name="ce17">
            <text:p>2.304.614<text:s/></text:p>
          </table:table-cell>
          <table:table-cell office:value-type="float" office:value="50106459.43" table:style-name="ce17">
            <text:p>50.106.459<text:s/></text:p>
          </table:table-cell>
          <table:table-cell office:value-type="float" office:value="25070021.960000001" table:style-name="ce17">
            <text:p>25.070.022<text:s/></text:p>
          </table:table-cell>
          <table:table-cell office:value-type="float" office:value="1685144.78" table:style-name="ce17">
            <text:p>1.685.145<text:s/></text:p>
          </table:table-cell>
          <table:table-cell office:value-type="float" office:value="130175172.86" table:style-name="ce17">
            <text:p>130.175.173<text:s/></text:p>
          </table:table-cell>
          <table:table-cell office:value-type="float" office:value="7328814.2800000003" table:style-name="ce17">
            <text:p>7.328.814<text:s/></text:p>
          </table:table-cell>
          <table:table-cell office:value-type="float" office:value="4179252.79" table:style-name="ce17">
            <text:p>4.179.253<text:s/></text:p>
          </table:table-cell>
          <table:table-cell office:value-type="float" office:value="5832990.79" table:style-name="ce17">
            <text:p>5.832.991<text:s/></text:p>
          </table:table-cell>
          <table:table-cell office:value-type="float" office:value="4268431.9400000004" table:style-name="ce17">
            <text:p>4.268.432<text:s/></text:p>
          </table:table-cell>
          <table:table-cell office:value-type="float" office:value="36495574.340000004" table:style-name="ce17">
            <text:p>36.495.574<text:s/></text:p>
          </table:table-cell>
          <table:table-cell office:value-type="float" office:value="972170.22" table:style-name="ce17">
            <text:p>972.170<text:s/></text:p>
          </table:table-cell>
          <table:table-cell office:value-type="float" office:value="148193337.94" table:style-name="ce17">
            <text:p>148.193.338<text:s/></text:p>
          </table:table-cell>
          <table:table-cell office:value-type="float" office:value="104714888.66" table:style-name="ce17">
            <text:p>104.714.889<text:s/></text:p>
          </table:table-cell>
          <table:table-cell office:value-type="float" office:value="2494226.87" table:style-name="ce17">
            <text:p>2.494.227<text:s/></text:p>
          </table:table-cell>
          <table:table-cell office:value-type="float" office:value="3933756.11" table:style-name="ce17">
            <text:p>3.933.756<text:s/></text:p>
          </table:table-cell>
          <table:table-cell office:value-type="float" office:value="18666.14" table:style-name="ce17">
            <text:p>18.666<text:s/></text:p>
          </table:table-cell>
          <table:table-cell office:value-type="float" office:value="145748346.41" table:style-name="ce17">
            <text:p>145.748.346<text:s/></text:p>
          </table:table-cell>
          <table:table-cell office:value-type="float" office:value="168557576.72" table:style-name="ce17">
            <text:p>168.557.577<text:s/></text:p>
          </table:table-cell>
          <table:table-cell office:value-type="float" office:value="6305332.6699999999" table:style-name="ce17">
            <text:p>6.305.333<text:s/></text:p>
          </table:table-cell>
          <table:table-cell office:value-type="float" office:value="992532220.15999997" table:style-name="ce17">
            <text:p>992.532.220<text:s/></text:p>
          </table:table-cell>
          <table:table-cell office:value-type="float" office:value="1971526.13" table:style-name="ce17">
            <text:p>1.971.526<text:s/></text:p>
          </table:table-cell>
          <table:table-cell office:value-type="float" office:value="1930869649.77" table:style-name="ce18">
            <text:p>1.930.869.6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6418791.289999999" table:style-name="ce17">
            <text:p>26.418.791<text:s/></text:p>
          </table:table-cell>
          <table:table-cell office:value-type="float" office:value="102915091.34999999" table:style-name="ce17">
            <text:p>102.915.091<text:s/></text:p>
          </table:table-cell>
          <table:table-cell office:value-type="float" office:value="701018653.64999998" table:style-name="ce17">
            <text:p>701.018.654<text:s/></text:p>
          </table:table-cell>
          <table:table-cell office:value-type="float" office:value="24645796.800000001" table:style-name="ce17">
            <text:p>24.645.797<text:s/></text:p>
          </table:table-cell>
          <table:table-cell office:value-type="float" office:value="599906684.33000004" table:style-name="ce17">
            <text:p>599.906.684<text:s/></text:p>
          </table:table-cell>
          <table:table-cell office:value-type="float" office:value="586155702.96000004" table:style-name="ce17">
            <text:p>586.155.703<text:s/></text:p>
          </table:table-cell>
          <table:table-cell office:value-type="float" office:value="4655201456.3699999" table:style-name="ce17">
            <text:p>4.655.201.456<text:s/></text:p>
          </table:table-cell>
          <table:table-cell office:value-type="float" office:value="385045239.94999999" table:style-name="ce17">
            <text:p>385.045.240<text:s/></text:p>
          </table:table-cell>
          <table:table-cell office:value-type="float" office:value="461467583.17000002" table:style-name="ce17">
            <text:p>461.467.583<text:s/></text:p>
          </table:table-cell>
          <table:table-cell office:value-type="float" office:value="144218890.63999999" table:style-name="ce17">
            <text:p>144.218.891<text:s/></text:p>
          </table:table-cell>
          <table:table-cell office:value-type="float" office:value="2418086970.7199998" table:style-name="ce17">
            <text:p>2.418.086.971<text:s/></text:p>
          </table:table-cell>
          <table:table-cell office:value-type="float" office:value="204676933.46000001" table:style-name="ce17">
            <text:p>204.676.933<text:s/></text:p>
          </table:table-cell>
          <table:table-cell office:value-type="float" office:value="293365247.50999999" table:style-name="ce17">
            <text:p>293.365.248<text:s/></text:p>
          </table:table-cell>
          <table:table-cell office:value-type="float" office:value="259439713.96000001" table:style-name="ce17">
            <text:p>259.439.714<text:s/></text:p>
          </table:table-cell>
          <table:table-cell office:value-type="float" office:value="150196092.66" table:style-name="ce17">
            <text:p>150.196.093<text:s/></text:p>
          </table:table-cell>
          <table:table-cell office:value-type="float" office:value="513704504.04000002" table:style-name="ce17">
            <text:p>513.704.504<text:s/></text:p>
          </table:table-cell>
          <table:table-cell office:value-type="float" office:value="103443800.81" table:style-name="ce17">
            <text:p>103.443.801<text:s/></text:p>
          </table:table-cell>
          <table:table-cell office:value-type="float" office:value="1489727390.24" table:style-name="ce17">
            <text:p>1.489.727.390<text:s/></text:p>
          </table:table-cell>
          <table:table-cell office:value-type="float" office:value="8118310973.1199999" table:style-name="ce17">
            <text:p>8.118.310.973<text:s/></text:p>
          </table:table-cell>
          <table:table-cell office:value-type="float" office:value="160244798.78999999" table:style-name="ce17">
            <text:p>160.244.799<text:s/></text:p>
          </table:table-cell>
          <table:table-cell office:value-type="float" office:value="74379644.469999999" table:style-name="ce17">
            <text:p>74.379.644<text:s/></text:p>
          </table:table-cell>
          <table:table-cell office:value-type="float" office:value="26205316.859999999" table:style-name="ce17">
            <text:p>26.205.317<text:s/></text:p>
          </table:table-cell>
          <table:table-cell office:value-type="float" office:value="1772883505.96" table:style-name="ce17">
            <text:p>1.772.883.506<text:s/></text:p>
          </table:table-cell>
          <table:table-cell office:value-type="float" office:value="1040760058.37" table:style-name="ce17">
            <text:p>1.040.760.058<text:s/></text:p>
          </table:table-cell>
          <table:table-cell office:value-type="float" office:value="100123901.09" table:style-name="ce17">
            <text:p>100.123.901<text:s/></text:p>
          </table:table-cell>
          <table:table-cell office:value-type="float" office:value="15765440646.93" table:style-name="ce17">
            <text:p>15.765.440.647<text:s/></text:p>
          </table:table-cell>
          <table:table-cell office:value-type="float" office:value="51115089.280000001" table:style-name="ce17">
            <text:p>51.115.089<text:s/></text:p>
          </table:table-cell>
          <table:table-cell office:value-type="float" office:value="40229098478.779999" table:style-name="ce18">
            <text:p>40.229.098.4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967697.0499999998" table:style-name="ce17">
            <text:p>6.967.697<text:s/></text:p>
          </table:table-cell>
          <table:table-cell office:value-type="float" office:value="22924808.16" table:style-name="ce17">
            <text:p>22.924.808<text:s/></text:p>
          </table:table-cell>
          <table:table-cell office:value-type="float" office:value="24077969.219999999" table:style-name="ce17">
            <text:p>24.077.969<text:s/></text:p>
          </table:table-cell>
          <table:table-cell office:value-type="float" office:value="5577982.8899999997" table:style-name="ce17">
            <text:p>5.577.983<text:s/></text:p>
          </table:table-cell>
          <table:table-cell office:value-type="float" office:value="93267675.069999993" table:style-name="ce17">
            <text:p>93.267.675<text:s/></text:p>
          </table:table-cell>
          <table:table-cell office:value-type="float" office:value="54137332.490000002" table:style-name="ce17">
            <text:p>54.137.332<text:s/></text:p>
          </table:table-cell>
          <table:table-cell office:value-type="float" office:value="82903101.170000002" table:style-name="ce17">
            <text:p>82.903.101<text:s/></text:p>
          </table:table-cell>
          <table:table-cell office:value-type="float" office:value="39972310.57" table:style-name="ce17">
            <text:p>39.972.311<text:s/></text:p>
          </table:table-cell>
          <table:table-cell office:value-type="float" office:value="74337116.989999995" table:style-name="ce17">
            <text:p>74.337.117<text:s/></text:p>
          </table:table-cell>
          <table:table-cell office:value-type="float" office:value="38982091.659999996" table:style-name="ce17">
            <text:p>38.982.092<text:s/></text:p>
          </table:table-cell>
          <table:table-cell office:value-type="float" office:value="250291747.94" table:style-name="ce17">
            <text:p>250.291.748<text:s/></text:p>
          </table:table-cell>
          <table:table-cell office:value-type="float" office:value="44196517.549999997" table:style-name="ce17">
            <text:p>44.196.518<text:s/></text:p>
          </table:table-cell>
          <table:table-cell office:value-type="float" office:value="43196600.780000001" table:style-name="ce17">
            <text:p>43.196.601<text:s/></text:p>
          </table:table-cell>
          <table:table-cell office:value-type="float" office:value="39916061.960000001" table:style-name="ce17">
            <text:p>39.916.062<text:s/></text:p>
          </table:table-cell>
          <table:table-cell office:value-type="float" office:value="30040854.399999999" table:style-name="ce17">
            <text:p>30.040.854<text:s/></text:p>
          </table:table-cell>
          <table:table-cell office:value-type="float" office:value="72292957.969999999" table:style-name="ce17">
            <text:p>72.292.958<text:s/></text:p>
          </table:table-cell>
          <table:table-cell office:value-type="float" office:value="22747921.530000001" table:style-name="ce17">
            <text:p>22.747.922<text:s/></text:p>
          </table:table-cell>
          <table:table-cell office:value-type="float" office:value="182740354.62" table:style-name="ce17">
            <text:p>182.740.355<text:s/></text:p>
          </table:table-cell>
          <table:table-cell office:value-type="float" office:value="377731968.95999998" table:style-name="ce17">
            <text:p>377.731.969<text:s/></text:p>
          </table:table-cell>
          <table:table-cell office:value-type="float" office:value="28491954.739999998" table:style-name="ce17">
            <text:p>28.491.955<text:s/></text:p>
          </table:table-cell>
          <table:table-cell office:value-type="float" office:value="14673412.01" table:style-name="ce17">
            <text:p>14.673.412<text:s/></text:p>
          </table:table-cell>
          <table:table-cell office:value-type="float" office:value="6252959.5899999999" table:style-name="ce17">
            <text:p>6.252.960<text:s/></text:p>
          </table:table-cell>
          <table:table-cell office:value-type="float" office:value="226285383.81999999" table:style-name="ce17">
            <text:p>226.285.384<text:s/></text:p>
          </table:table-cell>
          <table:table-cell office:value-type="float" office:value="101397893.11" table:style-name="ce17">
            <text:p>101.397.893<text:s/></text:p>
          </table:table-cell>
          <table:table-cell office:value-type="float" office:value="30306423.760000002" table:style-name="ce17">
            <text:p>30.306.424<text:s/></text:p>
          </table:table-cell>
          <table:table-cell office:value-type="float" office:value="1080285362.52" table:style-name="ce17">
            <text:p>1.080.285.363<text:s/></text:p>
          </table:table-cell>
          <table:table-cell office:value-type="float" office:value="9064005.6600000001" table:style-name="ce17">
            <text:p>9.064.006<text:s/></text:p>
          </table:table-cell>
          <table:table-cell office:value-type="float" office:value="3003060466.1900001" table:style-name="ce18">
            <text:p>3.003.060.4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068877.57" table:style-name="ce17">
            <text:p>10.068.878<text:s/></text:p>
          </table:table-cell>
          <table:table-cell office:value-type="float" office:value="40691096.189999998" table:style-name="ce17">
            <text:p>40.691.096<text:s/></text:p>
          </table:table-cell>
          <table:table-cell office:value-type="float" office:value="213579601.75" table:style-name="ce17">
            <text:p>213.579.602<text:s/></text:p>
          </table:table-cell>
          <table:table-cell office:value-type="float" office:value="13396708.810000001" table:style-name="ce17">
            <text:p>13.396.709<text:s/></text:p>
          </table:table-cell>
          <table:table-cell office:value-type="float" office:value="282842383.66000003" table:style-name="ce17">
            <text:p>282.842.384<text:s/></text:p>
          </table:table-cell>
          <table:table-cell office:value-type="float" office:value="322504616.80000001" table:style-name="ce17">
            <text:p>322.504.617<text:s/></text:p>
          </table:table-cell>
          <table:table-cell office:value-type="float" office:value="879238045.54999995" table:style-name="ce17">
            <text:p>879.238.046<text:s/></text:p>
          </table:table-cell>
          <table:table-cell office:value-type="float" office:value="231670488.18000001" table:style-name="ce17">
            <text:p>231.670.488<text:s/></text:p>
          </table:table-cell>
          <table:table-cell office:value-type="float" office:value="244681736.72999999" table:style-name="ce17">
            <text:p>244.681.737<text:s/></text:p>
          </table:table-cell>
          <table:table-cell office:value-type="float" office:value="62837665.57" table:style-name="ce17">
            <text:p>62.837.666<text:s/></text:p>
          </table:table-cell>
          <table:table-cell office:value-type="float" office:value="1549835826.4000001" table:style-name="ce17">
            <text:p>1.549.835.826<text:s/></text:p>
          </table:table-cell>
          <table:table-cell office:value-type="float" office:value="100385781.97" table:style-name="ce17">
            <text:p>100.385.782<text:s/></text:p>
          </table:table-cell>
          <table:table-cell office:value-type="float" office:value="165469571.88999999" table:style-name="ce17">
            <text:p>165.469.572<text:s/></text:p>
          </table:table-cell>
          <table:table-cell office:value-type="float" office:value="134237239.83000001" table:style-name="ce17">
            <text:p>134.237.240<text:s/></text:p>
          </table:table-cell>
          <table:table-cell office:value-type="float" office:value="60604643.420000002" table:style-name="ce17">
            <text:p>60.604.643<text:s/></text:p>
          </table:table-cell>
          <table:table-cell office:value-type="float" office:value="267274818.75" table:style-name="ce17">
            <text:p>267.274.819<text:s/></text:p>
          </table:table-cell>
          <table:table-cell office:value-type="float" office:value="51241963.409999996" table:style-name="ce17">
            <text:p>51.241.963<text:s/></text:p>
          </table:table-cell>
          <table:table-cell office:value-type="float" office:value="872920430.80999994" table:style-name="ce17">
            <text:p>872.920.431<text:s/></text:p>
          </table:table-cell>
          <table:table-cell office:value-type="float" office:value="5269614924.4799995" table:style-name="ce17">
            <text:p>5.269.614.924<text:s/></text:p>
          </table:table-cell>
          <table:table-cell office:value-type="float" office:value="75813115.150000006" table:style-name="ce17">
            <text:p>75.813.115<text:s/></text:p>
          </table:table-cell>
          <table:table-cell office:value-type="float" office:value="36854375.049999997" table:style-name="ce17">
            <text:p>36.854.375<text:s/></text:p>
          </table:table-cell>
          <table:table-cell office:value-type="float" office:value="11264263.369999999" table:style-name="ce17">
            <text:p>11.264.263<text:s/></text:p>
          </table:table-cell>
          <table:table-cell office:value-type="float" office:value="955978032.62" table:style-name="ce17">
            <text:p>955.978.033<text:s/></text:p>
          </table:table-cell>
          <table:table-cell office:value-type="float" office:value="655392992.85000002" table:style-name="ce17">
            <text:p>655.392.993<text:s/></text:p>
          </table:table-cell>
          <table:table-cell office:value-type="float" office:value="37825974.829999998" table:style-name="ce17">
            <text:p>37.825.975<text:s/></text:p>
          </table:table-cell>
          <table:table-cell office:value-type="float" office:value="7459043393.6499996" table:style-name="ce17">
            <text:p>7.459.043.394<text:s/></text:p>
          </table:table-cell>
          <table:table-cell office:value-type="float" office:value="27362116.16" table:style-name="ce17">
            <text:p>27.362.116<text:s/></text:p>
          </table:table-cell>
          <table:table-cell office:value-type="float" office:value="20032630685.450001" table:style-name="ce18">
            <text:p>20.032.630.6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20872.07" table:style-name="ce17">
            <text:p>20.872<text:s/></text:p>
          </table:table-cell>
          <table:table-cell office:value-type="float" office:value="12222.31" table:style-name="ce17">
            <text:p>12.222<text:s/></text:p>
          </table:table-cell>
          <table:table-cell office:value-type="float" office:value="284655.09000000003" table:style-name="ce17">
            <text:p>284.65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771.37" table:style-name="ce17">
            <text:p>108.771<text:s/></text:p>
          </table:table-cell>
          <table:table-cell office:value-type="float" office:value="33711144.619999997" table:style-name="ce17">
            <text:p>33.711.145<text:s/></text:p>
          </table:table-cell>
          <table:table-cell office:value-type="float" office:value="425212551.55000001" table:style-name="ce17">
            <text:p>425.212.552<text:s/></text:p>
          </table:table-cell>
          <table:table-cell office:value-type="float" office:value="2293479.25" table:style-name="ce17">
            <text:p>2.293.479<text:s/></text:p>
          </table:table-cell>
          <table:table-cell office:value-type="float" office:value="625895.78" table:style-name="ce17">
            <text:p>625.896<text:s/></text:p>
          </table:table-cell>
          <table:table-cell office:value-type="float" office:value="8396.74" table:style-name="ce17">
            <text:p>8.397<text:s/></text:p>
          </table:table-cell>
          <table:table-cell office:value-type="float" office:value="31602681.710000001" table:style-name="ce17">
            <text:p>31.602.682<text:s/></text:p>
          </table:table-cell>
          <table:table-cell office:value-type="float" office:value="222093.8" table:style-name="ce17">
            <text:p>222.094<text:s/></text:p>
          </table:table-cell>
          <table:table-cell office:value-type="float" office:value="1183411.56" table:style-name="ce17">
            <text:p>1.183.412<text:s/></text:p>
          </table:table-cell>
          <table:table-cell office:value-type="float" office:value="12552103.689999999" table:style-name="ce17">
            <text:p>12.552.104<text:s/></text:p>
          </table:table-cell>
          <table:table-cell office:value-type="float" office:value="27147.37" table:style-name="ce17">
            <text:p>27.147<text:s/></text:p>
          </table:table-cell>
          <table:table-cell office:value-type="float" office:value="6984668.1600000001" table:style-name="ce17">
            <text:p>6.984.668<text:s/></text:p>
          </table:table-cell>
          <table:table-cell office:value-type="float" office:value="9757.5499999999993" table:style-name="ce17">
            <text:p>9.758<text:s/></text:p>
          </table:table-cell>
          <table:table-cell office:value-type="float" office:value="19470788.219999999" table:style-name="ce17">
            <text:p>19.470.788<text:s/></text:p>
          </table:table-cell>
          <table:table-cell office:value-type="float" office:value="292655810.61000001" table:style-name="ce17">
            <text:p>292.655.811<text:s/></text:p>
          </table:table-cell>
          <table:table-cell office:value-type="float" office:value="71819.41" table:style-name="ce17">
            <text:p>71.819<text:s/></text:p>
          </table:table-cell>
          <table:table-cell office:value-type="float" office:value="173172.77" table:style-name="ce17">
            <text:p>173.173<text:s/></text:p>
          </table:table-cell>
          <table:table-cell office:value-type="float" office:value="639.17999999999995" table:style-name="ce17">
            <text:p>639<text:s/></text:p>
          </table:table-cell>
          <table:table-cell office:value-type="float" office:value="26280727.68" table:style-name="ce17">
            <text:p>26.280.728<text:s/></text:p>
          </table:table-cell>
          <table:table-cell office:value-type="float" office:value="2359139.96" table:style-name="ce17">
            <text:p>2.359.140<text:s/></text:p>
          </table:table-cell>
          <table:table-cell office:value-type="float" office:value="94059.76" table:style-name="ce17">
            <text:p>94.060<text:s/></text:p>
          </table:table-cell>
          <table:table-cell office:value-type="float" office:value="1307293111.0599999" table:style-name="ce17">
            <text:p>1.307.293.111<text:s/></text:p>
          </table:table-cell>
          <table:table-cell office:value-type="float" office:value="14891.12" table:style-name="ce17">
            <text:p>14.891<text:s/></text:p>
          </table:table-cell>
          <table:table-cell office:value-type="float" office:value="2163274012.3899999" table:style-name="ce18">
            <text:p>2.163.274.0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048005.5" table:style-name="ce17">
            <text:p>10.048.006<text:s/></text:p>
          </table:table-cell>
          <table:table-cell office:value-type="float" office:value="40678873.880000003" table:style-name="ce17">
            <text:p>40.678.874<text:s/></text:p>
          </table:table-cell>
          <table:table-cell office:value-type="float" office:value="213294946.66" table:style-name="ce17">
            <text:p>213.294.947<text:s/></text:p>
          </table:table-cell>
          <table:table-cell office:value-type="float" office:value="13396708.810000001" table:style-name="ce17">
            <text:p>13.396.709<text:s/></text:p>
          </table:table-cell>
          <table:table-cell office:value-type="float" office:value="282733612.29000002" table:style-name="ce17">
            <text:p>282.733.612<text:s/></text:p>
          </table:table-cell>
          <table:table-cell office:value-type="float" office:value="288793472.18000001" table:style-name="ce17">
            <text:p>288.793.472<text:s/></text:p>
          </table:table-cell>
          <table:table-cell office:value-type="float" office:value="454025494" table:style-name="ce17">
            <text:p>454.025.494<text:s/></text:p>
          </table:table-cell>
          <table:table-cell office:value-type="float" office:value="229377008.93000001" table:style-name="ce17">
            <text:p>229.377.009<text:s/></text:p>
          </table:table-cell>
          <table:table-cell office:value-type="float" office:value="244055840.94999999" table:style-name="ce17">
            <text:p>244.055.841<text:s/></text:p>
          </table:table-cell>
          <table:table-cell office:value-type="float" office:value="62829268.829999998" table:style-name="ce17">
            <text:p>62.829.269<text:s/></text:p>
          </table:table-cell>
          <table:table-cell office:value-type="float" office:value="1518233144.6900001" table:style-name="ce17">
            <text:p>1.518.233.145<text:s/></text:p>
          </table:table-cell>
          <table:table-cell office:value-type="float" office:value="100163688.17" table:style-name="ce17">
            <text:p>100.163.688<text:s/></text:p>
          </table:table-cell>
          <table:table-cell office:value-type="float" office:value="164286160.33000001" table:style-name="ce17">
            <text:p>164.286.160<text:s/></text:p>
          </table:table-cell>
          <table:table-cell office:value-type="float" office:value="121685136.14" table:style-name="ce17">
            <text:p>121.685.136<text:s/></text:p>
          </table:table-cell>
          <table:table-cell office:value-type="float" office:value="60577496.049999997" table:style-name="ce17">
            <text:p>60.577.496<text:s/></text:p>
          </table:table-cell>
          <table:table-cell office:value-type="float" office:value="260290150.59" table:style-name="ce17">
            <text:p>260.290.151<text:s/></text:p>
          </table:table-cell>
          <table:table-cell office:value-type="float" office:value="51232205.859999999" table:style-name="ce17">
            <text:p>51.232.206<text:s/></text:p>
          </table:table-cell>
          <table:table-cell office:value-type="float" office:value="853449642.59000003" table:style-name="ce17">
            <text:p>853.449.643<text:s/></text:p>
          </table:table-cell>
          <table:table-cell office:value-type="float" office:value="4976959113.8699999" table:style-name="ce17">
            <text:p>4.976.959.114<text:s/></text:p>
          </table:table-cell>
          <table:table-cell office:value-type="float" office:value="75741295.739999995" table:style-name="ce17">
            <text:p>75.741.296<text:s/></text:p>
          </table:table-cell>
          <table:table-cell office:value-type="float" office:value="36681202.280000001" table:style-name="ce17">
            <text:p>36.681.202<text:s/></text:p>
          </table:table-cell>
          <table:table-cell office:value-type="float" office:value="11263624.189999999" table:style-name="ce17">
            <text:p>11.263.624<text:s/></text:p>
          </table:table-cell>
          <table:table-cell office:value-type="float" office:value="929697304.94000006" table:style-name="ce17">
            <text:p>929.697.305<text:s/></text:p>
          </table:table-cell>
          <table:table-cell office:value-type="float" office:value="653033852.88999999" table:style-name="ce17">
            <text:p>653.033.853<text:s/></text:p>
          </table:table-cell>
          <table:table-cell office:value-type="float" office:value="37731915.07" table:style-name="ce17">
            <text:p>37.731.915<text:s/></text:p>
          </table:table-cell>
          <table:table-cell office:value-type="float" office:value="6151750282.5900002" table:style-name="ce17">
            <text:p>6.151.750.283<text:s/></text:p>
          </table:table-cell>
          <table:table-cell office:value-type="float" office:value="27347225.039999999" table:style-name="ce17">
            <text:p>27.347.225<text:s/></text:p>
          </table:table-cell>
          <table:table-cell office:value-type="float" office:value="17869356673.060001" table:style-name="ce18">
            <text:p>17.869.356.6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382216.6699999999" table:style-name="ce17">
            <text:p>9.382.217<text:s/></text:p>
          </table:table-cell>
          <table:table-cell office:value-type="float" office:value="39299187" table:style-name="ce17">
            <text:p>39.299.187<text:s/></text:p>
          </table:table-cell>
          <table:table-cell office:value-type="float" office:value="463361082.68000001" table:style-name="ce17">
            <text:p>463.361.083<text:s/></text:p>
          </table:table-cell>
          <table:table-cell office:value-type="float" office:value="5671105.0999999996" table:style-name="ce17">
            <text:p>5.671.105<text:s/></text:p>
          </table:table-cell>
          <table:table-cell office:value-type="float" office:value="223796625.59999999" table:style-name="ce17">
            <text:p>223.796.626<text:s/></text:p>
          </table:table-cell>
          <table:table-cell office:value-type="float" office:value="209513753.66999999" table:style-name="ce17">
            <text:p>209.513.754<text:s/></text:p>
          </table:table-cell>
          <table:table-cell office:value-type="float" office:value="3693060309.6500001" table:style-name="ce17">
            <text:p>3.693.060.310<text:s/></text:p>
          </table:table-cell>
          <table:table-cell office:value-type="float" office:value="113402441.2" table:style-name="ce17">
            <text:p>113.402.441<text:s/></text:p>
          </table:table-cell>
          <table:table-cell office:value-type="float" office:value="142448729.44999999" table:style-name="ce17">
            <text:p>142.448.729<text:s/></text:p>
          </table:table-cell>
          <table:table-cell office:value-type="float" office:value="42399133.409999996" table:style-name="ce17">
            <text:p>42.399.133<text:s/></text:p>
          </table:table-cell>
          <table:table-cell office:value-type="float" office:value="617959396.38" table:style-name="ce17">
            <text:p>617.959.396<text:s/></text:p>
          </table:table-cell>
          <table:table-cell office:value-type="float" office:value="60094633.939999998" table:style-name="ce17">
            <text:p>60.094.634<text:s/></text:p>
          </table:table-cell>
          <table:table-cell office:value-type="float" office:value="84699074.840000004" table:style-name="ce17">
            <text:p>84.699.075<text:s/></text:p>
          </table:table-cell>
          <table:table-cell office:value-type="float" office:value="85286412.170000002" table:style-name="ce17">
            <text:p>85.286.412<text:s/></text:p>
          </table:table-cell>
          <table:table-cell office:value-type="float" office:value="59550594.840000004" table:style-name="ce17">
            <text:p>59.550.595<text:s/></text:p>
          </table:table-cell>
          <table:table-cell office:value-type="float" office:value="174136727.31999999" table:style-name="ce17">
            <text:p>174.136.727<text:s/></text:p>
          </table:table-cell>
          <table:table-cell office:value-type="float" office:value="29453915.870000001" table:style-name="ce17">
            <text:p>29.453.916<text:s/></text:p>
          </table:table-cell>
          <table:table-cell office:value-type="float" office:value="434066604.81" table:style-name="ce17">
            <text:p>434.066.605<text:s/></text:p>
          </table:table-cell>
          <table:table-cell office:value-type="float" office:value="2470964079.6799998" table:style-name="ce17">
            <text:p>2.470.964.080<text:s/></text:p>
          </table:table-cell>
          <table:table-cell office:value-type="float" office:value="55939728.899999999" table:style-name="ce17">
            <text:p>55.939.729<text:s/></text:p>
          </table:table-cell>
          <table:table-cell office:value-type="float" office:value="22851857.41" table:style-name="ce17">
            <text:p>22.851.857<text:s/></text:p>
          </table:table-cell>
          <table:table-cell office:value-type="float" office:value="8688093.9000000004" table:style-name="ce17">
            <text:p>8.688.094<text:s/></text:p>
          </table:table-cell>
          <table:table-cell office:value-type="float" office:value="590620089.51999998" table:style-name="ce17">
            <text:p>590.620.090<text:s/></text:p>
          </table:table-cell>
          <table:table-cell office:value-type="float" office:value="283969172.41000003" table:style-name="ce17">
            <text:p>283.969.172<text:s/></text:p>
          </table:table-cell>
          <table:table-cell office:value-type="float" office:value="31991502.5" table:style-name="ce17">
            <text:p>31.991.503<text:s/></text:p>
          </table:table-cell>
          <table:table-cell office:value-type="float" office:value="7226111890.7600002" table:style-name="ce17">
            <text:p>7.226.111.891<text:s/></text:p>
          </table:table-cell>
          <table:table-cell office:value-type="float" office:value="14688967.460000001" table:style-name="ce17">
            <text:p>14.688.967<text:s/></text:p>
          </table:table-cell>
          <table:table-cell office:value-type="float" office:value="17193407327.139999" table:style-name="ce18">
            <text:p>17.193.407.3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284219.7000000002" table:style-name="ce17">
            <text:p>8.284.220<text:s/></text:p>
          </table:table-cell>
          <table:table-cell office:value-type="float" office:value="30669118.199999999" table:style-name="ce17">
            <text:p>30.669.118<text:s/></text:p>
          </table:table-cell>
          <table:table-cell office:value-type="float" office:value="78575477.650000006" table:style-name="ce17">
            <text:p>78.575.478<text:s/></text:p>
          </table:table-cell>
          <table:table-cell office:value-type="float" office:value="5108058.0599999996" table:style-name="ce17">
            <text:p>5.108.058<text:s/></text:p>
          </table:table-cell>
          <table:table-cell office:value-type="float" office:value="158727005.25" table:style-name="ce17">
            <text:p>158.727.005<text:s/></text:p>
          </table:table-cell>
          <table:table-cell office:value-type="float" office:value="137236831.88999999" table:style-name="ce17">
            <text:p>137.236.832<text:s/></text:p>
          </table:table-cell>
          <table:table-cell office:value-type="float" office:value="2962046972.6700001" table:style-name="ce17">
            <text:p>2.962.046.973<text:s/></text:p>
          </table:table-cell>
          <table:table-cell office:value-type="float" office:value="78811184.319999993" table:style-name="ce17">
            <text:p>78.811.184<text:s/></text:p>
          </table:table-cell>
          <table:table-cell office:value-type="float" office:value="108496115.98999999" table:style-name="ce17">
            <text:p>108.496.116<text:s/></text:p>
          </table:table-cell>
          <table:table-cell office:value-type="float" office:value="37247413.240000002" table:style-name="ce17">
            <text:p>37.247.413<text:s/></text:p>
          </table:table-cell>
          <table:table-cell office:value-type="float" office:value="453227933.31999999" table:style-name="ce17">
            <text:p>453.227.933<text:s/></text:p>
          </table:table-cell>
          <table:table-cell office:value-type="float" office:value="46106438.649999999" table:style-name="ce17">
            <text:p>46.106.439<text:s/></text:p>
          </table:table-cell>
          <table:table-cell office:value-type="float" office:value="67493035.189999998" table:style-name="ce17">
            <text:p>67.493.035<text:s/></text:p>
          </table:table-cell>
          <table:table-cell office:value-type="float" office:value="73696291.810000002" table:style-name="ce17">
            <text:p>73.696.292<text:s/></text:p>
          </table:table-cell>
          <table:table-cell office:value-type="float" office:value="55790630.469999999" table:style-name="ce17">
            <text:p>55.790.630<text:s/></text:p>
          </table:table-cell>
          <table:table-cell office:value-type="float" office:value="132819524.87" table:style-name="ce17">
            <text:p>132.819.525<text:s/></text:p>
          </table:table-cell>
          <table:table-cell office:value-type="float" office:value="23674280.129999999" table:style-name="ce17">
            <text:p>23.674.280<text:s/></text:p>
          </table:table-cell>
          <table:table-cell office:value-type="float" office:value="303024469.13" table:style-name="ce17">
            <text:p>303.024.469<text:s/></text:p>
          </table:table-cell>
          <table:table-cell office:value-type="float" office:value="1078886608.2" table:style-name="ce17">
            <text:p>1.078.886.608<text:s/></text:p>
          </table:table-cell>
          <table:table-cell office:value-type="float" office:value="46007633.369999997" table:style-name="ce17">
            <text:p>46.007.633<text:s/></text:p>
          </table:table-cell>
          <table:table-cell office:value-type="float" office:value="19552966.140000001" table:style-name="ce17">
            <text:p>19.552.966<text:s/></text:p>
          </table:table-cell>
          <table:table-cell office:value-type="float" office:value="7545290.5" table:style-name="ce17">
            <text:p>7.545.291<text:s/></text:p>
          </table:table-cell>
          <table:table-cell office:value-type="float" office:value="399090335.26999998" table:style-name="ce17">
            <text:p>399.090.335<text:s/></text:p>
          </table:table-cell>
          <table:table-cell office:value-type="float" office:value="204837251.86000001" table:style-name="ce17">
            <text:p>204.837.252<text:s/></text:p>
          </table:table-cell>
          <table:table-cell office:value-type="float" office:value="26879398.890000001" table:style-name="ce17">
            <text:p>26.879.399<text:s/></text:p>
          </table:table-cell>
          <table:table-cell office:value-type="float" office:value="3080005018.5900002" table:style-name="ce17">
            <text:p>3.080.005.019<text:s/></text:p>
          </table:table-cell>
          <table:table-cell office:value-type="float" office:value="13168457.630000001" table:style-name="ce17">
            <text:p>13.168.458<text:s/></text:p>
          </table:table-cell>
          <table:table-cell office:value-type="float" office:value="9637007960.9899998" table:style-name="ce18">
            <text:p>9.637.007.9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03738.03" table:style-name="ce17">
            <text:p>503.738<text:s/></text:p>
          </table:table-cell>
          <table:table-cell office:value-type="float" office:value="6777070.75" table:style-name="ce17">
            <text:p>6.777.071<text:s/></text:p>
          </table:table-cell>
          <table:table-cell office:value-type="float" office:value="31773039.239999998" table:style-name="ce17">
            <text:p>31.773.039<text:s/></text:p>
          </table:table-cell>
          <table:table-cell office:value-type="float" office:value="89847.14" table:style-name="ce17">
            <text:p>89.847<text:s/></text:p>
          </table:table-cell>
          <table:table-cell office:value-type="float" office:value="37686572.990000002" table:style-name="ce17">
            <text:p>37.686.573<text:s/></text:p>
          </table:table-cell>
          <table:table-cell office:value-type="float" office:value="43714149.710000001" table:style-name="ce17">
            <text:p>43.714.150<text:s/></text:p>
          </table:table-cell>
          <table:table-cell office:value-type="float" office:value="309037140.88" table:style-name="ce17">
            <text:p>309.037.141<text:s/></text:p>
          </table:table-cell>
          <table:table-cell office:value-type="float" office:value="12664466.970000001" table:style-name="ce17">
            <text:p>12.664.467<text:s/></text:p>
          </table:table-cell>
          <table:table-cell office:value-type="float" office:value="10070990.16" table:style-name="ce17">
            <text:p>10.070.990<text:s/></text:p>
          </table:table-cell>
          <table:table-cell office:value-type="float" office:value="1613426.56" table:style-name="ce17">
            <text:p>1.613.427<text:s/></text:p>
          </table:table-cell>
          <table:table-cell office:value-type="float" office:value="75533413.349999994" table:style-name="ce17">
            <text:p>75.533.413<text:s/></text:p>
          </table:table-cell>
          <table:table-cell office:value-type="float" office:value="7735049.3600000003" table:style-name="ce17">
            <text:p>7.735.049<text:s/></text:p>
          </table:table-cell>
          <table:table-cell office:value-type="float" office:value="6078806.3799999999" table:style-name="ce17">
            <text:p>6.078.806<text:s/></text:p>
          </table:table-cell>
          <table:table-cell office:value-type="float" office:value="5059780.8099999996" table:style-name="ce17">
            <text:p>5.059.781<text:s/></text:p>
          </table:table-cell>
          <table:table-cell office:value-type="float" office:value="1879890.2" table:style-name="ce17">
            <text:p>1.879.890<text:s/></text:p>
          </table:table-cell>
          <table:table-cell office:value-type="float" office:value="21392851.109999999" table:style-name="ce17">
            <text:p>21.392.851<text:s/></text:p>
          </table:table-cell>
          <table:table-cell office:value-type="float" office:value="3397885.78" table:style-name="ce17">
            <text:p>3.397.886<text:s/></text:p>
          </table:table-cell>
          <table:table-cell office:value-type="float" office:value="62789838.890000001" table:style-name="ce17">
            <text:p>62.789.839<text:s/></text:p>
          </table:table-cell>
          <table:table-cell office:value-type="float" office:value="716144969.26999998" table:style-name="ce17">
            <text:p>716.144.969<text:s/></text:p>
          </table:table-cell>
          <table:table-cell office:value-type="float" office:value="7423962.5300000003" table:style-name="ce17">
            <text:p>7.423.963<text:s/></text:p>
          </table:table-cell>
          <table:table-cell office:value-type="float" office:value="2134149.98" table:style-name="ce17">
            <text:p>2.134.150<text:s/></text:p>
          </table:table-cell>
          <table:table-cell office:value-type="float" office:value="148368.92000000001" table:style-name="ce17">
            <text:p>148.369<text:s/></text:p>
          </table:table-cell>
          <table:table-cell office:value-type="float" office:value="118567414.7" table:style-name="ce17">
            <text:p>118.567.415<text:s/></text:p>
          </table:table-cell>
          <table:table-cell office:value-type="float" office:value="48296235.270000003" table:style-name="ce17">
            <text:p>48.296.235<text:s/></text:p>
          </table:table-cell>
          <table:table-cell office:value-type="float" office:value="2330661.09" table:style-name="ce17">
            <text:p>2.330.661<text:s/></text:p>
          </table:table-cell>
          <table:table-cell office:value-type="float" office:value="1816636473.8599999" table:style-name="ce17">
            <text:p>1.816.636.474<text:s/></text:p>
          </table:table-cell>
          <table:table-cell office:value-type="float" office:value="359566.41" table:style-name="ce17">
            <text:p>359.566<text:s/></text:p>
          </table:table-cell>
          <table:table-cell office:value-type="float" office:value="3349839760.3400002" table:style-name="ce18">
            <text:p>3.349.839.7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44.92" table:style-name="ce17">
            <text:p>245<text:s/></text:p>
          </table:table-cell>
          <table:table-cell office:value-type="float" office:value="114874.22" table:style-name="ce17">
            <text:p>114.874<text:s/></text:p>
          </table:table-cell>
          <table:table-cell office:value-type="float" office:value="347733335.19" table:style-name="ce17">
            <text:p>347.733.335<text:s/></text:p>
          </table:table-cell>
          <table:table-cell office:value-type="float" office:value="18925.8" table:style-name="ce17">
            <text:p>18.926<text:s/></text:p>
          </table:table-cell>
          <table:table-cell office:value-type="float" office:value="10935061.76" table:style-name="ce17">
            <text:p>10.935.062<text:s/></text:p>
          </table:table-cell>
          <table:table-cell office:value-type="float" office:value="16643123" table:style-name="ce17">
            <text:p>16.643.123<text:s/></text:p>
          </table:table-cell>
          <table:table-cell office:value-type="float" office:value="161578922.31" table:style-name="ce17">
            <text:p>161.578.922<text:s/></text:p>
          </table:table-cell>
          <table:table-cell office:value-type="float" office:value="14053456.029999999" table:style-name="ce17">
            <text:p>14.053.456<text:s/></text:p>
          </table:table-cell>
          <table:table-cell office:value-type="float" office:value="17145821.57" table:style-name="ce17">
            <text:p>17.145.822<text:s/></text:p>
          </table:table-cell>
          <table:table-cell office:value-type="float" office:value="645034.61" table:style-name="ce17">
            <text:p>645.035<text:s/></text:p>
          </table:table-cell>
          <table:table-cell office:value-type="float" office:value="54099115.780000001" table:style-name="ce17">
            <text:p>54.099.116<text:s/></text:p>
          </table:table-cell>
          <table:table-cell office:value-type="float" office:value="3603237.3" table:style-name="ce17">
            <text:p>3.603.237<text:s/></text:p>
          </table:table-cell>
          <table:table-cell office:value-type="float" office:value="6946963.8600000003" table:style-name="ce17">
            <text:p>6.946.964<text:s/></text:p>
          </table:table-cell>
          <table:table-cell office:value-type="float" office:value="2794695.03" table:style-name="ce17">
            <text:p>2.794.695<text:s/></text:p>
          </table:table-cell>
          <table:table-cell office:value-type="float" office:value="381753.09" table:style-name="ce17">
            <text:p>381.753<text:s/></text:p>
          </table:table-cell>
          <table:table-cell office:value-type="float" office:value="10497793.16" table:style-name="ce17">
            <text:p>10.497.793<text:s/></text:p>
          </table:table-cell>
          <table:table-cell office:value-type="float" office:value="550262.84" table:style-name="ce17">
            <text:p>550.263<text:s/></text:p>
          </table:table-cell>
          <table:table-cell office:value-type="float" office:value="44089190.590000004" table:style-name="ce17">
            <text:p>44.089.191<text:s/></text:p>
          </table:table-cell>
          <table:table-cell office:value-type="float" office:value="574358298.91999996" table:style-name="ce17">
            <text:p>574.358.299<text:s/></text:p>
          </table:table-cell>
          <table:table-cell office:value-type="float" office:value="608650.27" table:style-name="ce17">
            <text:p>608.650<text:s/></text:p>
          </table:table-cell>
          <table:table-cell office:value-type="float" office:value="166919.49" table:style-name="ce17">
            <text:p>166.919<text:s/></text:p>
          </table:table-cell>
          <table:table-cell office:value-type="float" office:value="23229.52" table:style-name="ce17">
            <text:p>23.230<text:s/></text:p>
          </table:table-cell>
          <table:table-cell office:value-type="float" office:value="38512777.090000004" table:style-name="ce17">
            <text:p>38.512.777<text:s/></text:p>
          </table:table-cell>
          <table:table-cell office:value-type="float" office:value="13135171.84" table:style-name="ce17">
            <text:p>13.135.172<text:s/></text:p>
          </table:table-cell>
          <table:table-cell office:value-type="float" office:value="804583.34" table:style-name="ce17">
            <text:p>804.583<text:s/></text:p>
          </table:table-cell>
          <table:table-cell office:value-type="float" office:value="1717725210.04" table:style-name="ce17">
            <text:p>1.717.725.210<text:s/></text:p>
          </table:table-cell>
          <table:table-cell office:value-type="float" office:value="340267.43" table:style-name="ce17">
            <text:p>340.267<text:s/></text:p>
          </table:table-cell>
          <table:table-cell office:value-type="float" office:value="3037506919" table:style-name="ce18">
            <text:p>3.037.506.9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94014.02" table:style-name="ce17">
            <text:p>594.014<text:s/></text:p>
          </table:table-cell>
          <table:table-cell office:value-type="float" office:value="1738123.83" table:style-name="ce17">
            <text:p>1.738.124<text:s/></text:p>
          </table:table-cell>
          <table:table-cell office:value-type="float" office:value="5279230.5999999996" table:style-name="ce17">
            <text:p>5.279.231<text:s/></text:p>
          </table:table-cell>
          <table:table-cell office:value-type="float" office:value="454274.1" table:style-name="ce17">
            <text:p>454.274<text:s/></text:p>
          </table:table-cell>
          <table:table-cell office:value-type="float" office:value="16447985.6" table:style-name="ce17">
            <text:p>16.447.986<text:s/></text:p>
          </table:table-cell>
          <table:table-cell office:value-type="float" office:value="11919649.07" table:style-name="ce17">
            <text:p>11.919.649<text:s/></text:p>
          </table:table-cell>
          <table:table-cell office:value-type="float" office:value="260397273.78999999" table:style-name="ce17">
            <text:p>260.397.274<text:s/></text:p>
          </table:table-cell>
          <table:table-cell office:value-type="float" office:value="7873333.8799999999" table:style-name="ce17">
            <text:p>7.873.334<text:s/></text:p>
          </table:table-cell>
          <table:table-cell office:value-type="float" office:value="6735801.7300000004" table:style-name="ce17">
            <text:p>6.735.802<text:s/></text:p>
          </table:table-cell>
          <table:table-cell office:value-type="float" office:value="2893259" table:style-name="ce17">
            <text:p>2.893.259<text:s/></text:p>
          </table:table-cell>
          <table:table-cell office:value-type="float" office:value="35098933.93" table:style-name="ce17">
            <text:p>35.098.934<text:s/></text:p>
          </table:table-cell>
          <table:table-cell office:value-type="float" office:value="2649908.63" table:style-name="ce17">
            <text:p>2.649.909<text:s/></text:p>
          </table:table-cell>
          <table:table-cell office:value-type="float" office:value="4180269.41" table:style-name="ce17">
            <text:p>4.180.269<text:s/></text:p>
          </table:table-cell>
          <table:table-cell office:value-type="float" office:value="3735644.52" table:style-name="ce17">
            <text:p>3.735.645<text:s/></text:p>
          </table:table-cell>
          <table:table-cell office:value-type="float" office:value="1498321.08" table:style-name="ce17">
            <text:p>1.498.321<text:s/></text:p>
          </table:table-cell>
          <table:table-cell office:value-type="float" office:value="9426558.1799999997" table:style-name="ce17">
            <text:p>9.426.558<text:s/></text:p>
          </table:table-cell>
          <table:table-cell office:value-type="float" office:value="1831487.12" table:style-name="ce17">
            <text:p>1.831.487<text:s/></text:p>
          </table:table-cell>
          <table:table-cell office:value-type="float" office:value="24163106.199999999" table:style-name="ce17">
            <text:p>24.163.106<text:s/></text:p>
          </table:table-cell>
          <table:table-cell office:value-type="float" office:value="101574203.29000001" table:style-name="ce17">
            <text:p>101.574.203<text:s/></text:p>
          </table:table-cell>
          <table:table-cell office:value-type="float" office:value="1899482.73" table:style-name="ce17">
            <text:p>1.899.483<text:s/></text:p>
          </table:table-cell>
          <table:table-cell office:value-type="float" office:value="997821.8" table:style-name="ce17">
            <text:p>997.822<text:s/></text:p>
          </table:table-cell>
          <table:table-cell office:value-type="float" office:value="971204.96" table:style-name="ce17">
            <text:p>971.205<text:s/></text:p>
          </table:table-cell>
          <table:table-cell office:value-type="float" office:value="34449562.460000001" table:style-name="ce17">
            <text:p>34.449.562<text:s/></text:p>
          </table:table-cell>
          <table:table-cell office:value-type="float" office:value="17700513.440000001" table:style-name="ce17">
            <text:p>17.700.513<text:s/></text:p>
          </table:table-cell>
          <table:table-cell office:value-type="float" office:value="1976859.18" table:style-name="ce17">
            <text:p>1.976.859<text:s/></text:p>
          </table:table-cell>
          <table:table-cell office:value-type="float" office:value="611745188.26999998" table:style-name="ce17">
            <text:p>611.745.188<text:s/></text:p>
          </table:table-cell>
          <table:table-cell office:value-type="float" office:value="820675.99" table:style-name="ce17">
            <text:p>820.676<text:s/></text:p>
          </table:table-cell>
          <table:table-cell office:value-type="float" office:value="1169052686.8099999" table:style-name="ce18">
            <text:p>1.169.052.6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90130.11" table:style-name="ce17">
            <text:p>390.130<text:s/></text:p>
          </table:table-cell>
          <table:table-cell office:value-type="float" office:value="794065.15" table:style-name="ce17">
            <text:p>794.065<text:s/></text:p>
          </table:table-cell>
          <table:table-cell office:value-type="float" office:value="5775053.7699999996" table:style-name="ce17">
            <text:p>5.775.054<text:s/></text:p>
          </table:table-cell>
          <table:table-cell office:value-type="float" office:value="281087.90000000002" table:style-name="ce17">
            <text:p>281.088<text:s/></text:p>
          </table:table-cell>
          <table:table-cell office:value-type="float" office:value="4535925.92" table:style-name="ce17">
            <text:p>4.535.926<text:s/></text:p>
          </table:table-cell>
          <table:table-cell office:value-type="float" office:value="3899949.75" table:style-name="ce17">
            <text:p>3.899.950<text:s/></text:p>
          </table:table-cell>
          <table:table-cell office:value-type="float" office:value="536079844.69" table:style-name="ce17">
            <text:p>536.079.845<text:s/></text:p>
          </table:table-cell>
          <table:table-cell office:value-type="float" office:value="16628689.119999999" table:style-name="ce17">
            <text:p>16.628.689<text:s/></text:p>
          </table:table-cell>
          <table:table-cell office:value-type="float" office:value="11476688.52" table:style-name="ce17">
            <text:p>11.476.689<text:s/></text:p>
          </table:table-cell>
          <table:table-cell office:value-type="float" office:value="487740.87" table:style-name="ce17">
            <text:p>487.741<text:s/></text:p>
          </table:table-cell>
          <table:table-cell office:value-type="float" office:value="87990379.219999999" table:style-name="ce17">
            <text:p>87.990.379<text:s/></text:p>
          </table:table-cell>
          <table:table-cell office:value-type="float" office:value="8008266.0199999996" table:style-name="ce17">
            <text:p>8.008.266<text:s/></text:p>
          </table:table-cell>
          <table:table-cell office:value-type="float" office:value="17261938.870000001" table:style-name="ce17">
            <text:p>17.261.939<text:s/></text:p>
          </table:table-cell>
          <table:table-cell office:value-type="float" office:value="13019428.27" table:style-name="ce17">
            <text:p>13.019.428<text:s/></text:p>
          </table:table-cell>
          <table:table-cell office:value-type="float" office:value="1875125.51" table:style-name="ce17">
            <text:p>1.875.126<text:s/></text:p>
          </table:table-cell>
          <table:table-cell office:value-type="float" office:value="13328531.52" table:style-name="ce17">
            <text:p>13.328.532<text:s/></text:p>
          </table:table-cell>
          <table:table-cell office:value-type="float" office:value="394644.31" table:style-name="ce17">
            <text:p>394.644<text:s/></text:p>
          </table:table-cell>
          <table:table-cell office:value-type="float" office:value="77910053.239999995" table:style-name="ce17">
            <text:p>77.910.053<text:s/></text:p>
          </table:table-cell>
          <table:table-cell office:value-type="float" office:value="166109485.21000001" table:style-name="ce17">
            <text:p>166.109.485<text:s/></text:p>
          </table:table-cell>
          <table:table-cell office:value-type="float" office:value="1661524.79" table:style-name="ce17">
            <text:p>1.661.525<text:s/></text:p>
          </table:table-cell>
          <table:table-cell office:value-type="float" office:value="7390478.0999999996" table:style-name="ce17">
            <text:p>7.390.478<text:s/></text:p>
          </table:table-cell>
          <table:table-cell office:value-type="float" office:value="62168.11" table:style-name="ce17">
            <text:p>62.168<text:s/></text:p>
          </table:table-cell>
          <table:table-cell office:value-type="float" office:value="104444366.98999999" table:style-name="ce17">
            <text:p>104.444.367<text:s/></text:p>
          </table:table-cell>
          <table:table-cell office:value-type="float" office:value="30448704.449999999" table:style-name="ce17">
            <text:p>30.448.704<text:s/></text:p>
          </table:table-cell>
          <table:table-cell office:value-type="float" office:value="3844872.08" table:style-name="ce17">
            <text:p>3.844.872<text:s/></text:p>
          </table:table-cell>
          <table:table-cell office:value-type="float" office:value="2290358245.25" table:style-name="ce17">
            <text:p>2.290.358.245<text:s/></text:p>
          </table:table-cell>
          <table:table-cell office:value-type="float" office:value="196099.24" table:style-name="ce17">
            <text:p>196.099<text:s/></text:p>
          </table:table-cell>
          <table:table-cell office:value-type="float" office:value="3404653486.98" table:style-name="ce18">
            <text:p>3.404.653.4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2407.73" table:style-name="ce17">
            <text:p>22.408<text:s/></text:p>
          </table:table-cell>
          <table:table-cell office:value-type="float" office:value="137588.84" table:style-name="ce17">
            <text:p>137.589<text:s/></text:p>
          </table:table-cell>
          <table:table-cell office:value-type="float" office:value="62042.22" table:style-name="ce17">
            <text:p>62.042<text:s/></text:p>
          </table:table-cell>
          <table:table-cell office:value-type="float" office:value="12370.11" table:style-name="ce17">
            <text:p>12.370<text:s/></text:p>
          </table:table-cell>
          <table:table-cell office:value-type="float" office:value="862906.46" table:style-name="ce17">
            <text:p>862.906<text:s/></text:p>
          </table:table-cell>
          <table:table-cell office:value-type="float" office:value="126425.28" table:style-name="ce17">
            <text:p>126.425<text:s/></text:p>
          </table:table-cell>
          <table:table-cell office:value-type="float" office:value="70578.679999999993" table:style-name="ce17">
            <text:p>70.579<text:s/></text:p>
          </table:table-cell>
          <table:table-cell office:value-type="float" office:value="75501.19" table:style-name="ce17">
            <text:p>75.501<text:s/></text:p>
          </table:table-cell>
          <table:table-cell office:value-type="float" office:value="2110447.2400000002" table:style-name="ce17">
            <text:p>2.110.447<text:s/></text:p>
          </table:table-cell>
          <table:table-cell office:value-type="float" office:value="164596.96" table:style-name="ce17">
            <text:p>164.597<text:s/></text:p>
          </table:table-cell>
          <table:table-cell office:value-type="float" office:value="2453764.83" table:style-name="ce17">
            <text:p>2.453.765<text:s/></text:p>
          </table:table-cell>
          <table:table-cell office:value-type="float" office:value="2941860" table:style-name="ce17">
            <text:p>2.941.860<text:s/></text:p>
          </table:table-cell>
          <table:table-cell office:value-type="float" office:value="4921426.12" table:style-name="ce17">
            <text:p>4.921.426<text:s/></text:p>
          </table:table-cell>
          <table:table-cell office:value-type="float" office:value="413514" table:style-name="ce17">
            <text:p>413.514<text:s/></text:p>
          </table:table-cell>
          <table:table-cell office:value-type="float" office:value="101561.23" table:style-name="ce17">
            <text:p>101.561<text:s/></text:p>
          </table:table-cell>
          <table:table-cell office:value-type="float" office:value="237938.96" table:style-name="ce17">
            <text:p>237.939<text:s/></text:p>
          </table:table-cell>
          <table:table-cell office:value-type="float" office:value="622574.18000000005" table:style-name="ce17">
            <text:p>622.574<text:s/></text:p>
          </table:table-cell>
          <table:table-cell office:value-type="float" office:value="1479786.89" table:style-name="ce17">
            <text:p>1.479.787<text:s/></text:p>
          </table:table-cell>
          <table:table-cell office:value-type="float" office:value="798832.98" table:style-name="ce17">
            <text:p>798.833<text:s/></text:p>
          </table:table-cell>
          <table:table-cell office:value-type="float" office:value="87965.759999999995" table:style-name="ce17">
            <text:p>87.966<text:s/></text:p>
          </table:table-cell>
          <table:table-cell office:value-type="float" office:value="139014.21" table:style-name="ce17">
            <text:p>139.014<text:s/></text:p>
          </table:table-cell>
          <table:table-cell office:value-type="float" office:value="57901.8" table:style-name="ce17">
            <text:p>57.902<text:s/></text:p>
          </table:table-cell>
          <table:table-cell office:value-type="float" office:value="1819845.04" table:style-name="ce17">
            <text:p>1.819.845<text:s/></text:p>
          </table:table-cell>
          <table:table-cell office:value-type="float" office:value="395328.66" table:style-name="ce17">
            <text:p>395.329<text:s/></text:p>
          </table:table-cell>
          <table:table-cell office:value-type="float" office:value="36424.870000000003" table:style-name="ce17">
            <text:p>36.425<text:s/></text:p>
          </table:table-cell>
          <table:table-cell office:value-type="float" office:value="3151386.68" table:style-name="ce17">
            <text:p>3.151.387<text:s/></text:p>
          </table:table-cell>
          <table:table-cell office:value-type="float" office:value="378621.68" table:style-name="ce17">
            <text:p>378.622<text:s/></text:p>
          </table:table-cell>
          <table:table-cell office:value-type="float" office:value="23682612.600000001" table:style-name="ce18">
            <text:p>23.682.6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721173.050000001" table:style-name="ce17">
            <text:p>12.721.173<text:s/></text:p>
          </table:table-cell>
          <table:table-cell office:value-type="float" office:value="56041512.880000003" table:style-name="ce17">
            <text:p>56.041.513<text:s/></text:p>
          </table:table-cell>
          <table:table-cell office:value-type="float" office:value="305435469.14999998" table:style-name="ce17">
            <text:p>305.435.469<text:s/></text:p>
          </table:table-cell>
          <table:table-cell office:value-type="float" office:value="8622417.2100000009" table:style-name="ce17">
            <text:p>8.622.417<text:s/></text:p>
          </table:table-cell>
          <table:table-cell office:value-type="float" office:value="464643510.02999997" table:style-name="ce17">
            <text:p>464.643.510<text:s/></text:p>
          </table:table-cell>
          <table:table-cell office:value-type="float" office:value="317690629.04000002" table:style-name="ce17">
            <text:p>317.690.629<text:s/></text:p>
          </table:table-cell>
          <table:table-cell office:value-type="float" office:value="1152146163.77" table:style-name="ce17">
            <text:p>1.152.146.164<text:s/></text:p>
          </table:table-cell>
          <table:table-cell office:value-type="float" office:value="374448889.63999999" table:style-name="ce17">
            <text:p>374.448.890<text:s/></text:p>
          </table:table-cell>
          <table:table-cell office:value-type="float" office:value="245749480.37" table:style-name="ce17">
            <text:p>245.749.480<text:s/></text:p>
          </table:table-cell>
          <table:table-cell office:value-type="float" office:value="232966260.24000001" table:style-name="ce17">
            <text:p>232.966.260<text:s/></text:p>
          </table:table-cell>
          <table:table-cell office:value-type="float" office:value="997981225.26999998" table:style-name="ce17">
            <text:p>997.981.225<text:s/></text:p>
          </table:table-cell>
          <table:table-cell office:value-type="float" office:value="92585695.75" table:style-name="ce17">
            <text:p>92.585.696<text:s/></text:p>
          </table:table-cell>
          <table:table-cell office:value-type="float" office:value="139315924.69999999" table:style-name="ce17">
            <text:p>139.315.925<text:s/></text:p>
          </table:table-cell>
          <table:table-cell office:value-type="float" office:value="161491920.16999999" table:style-name="ce17">
            <text:p>161.491.920<text:s/></text:p>
          </table:table-cell>
          <table:table-cell office:value-type="float" office:value="70284621.700000003" table:style-name="ce17">
            <text:p>70.284.622<text:s/></text:p>
          </table:table-cell>
          <table:table-cell office:value-type="float" office:value="489244466.69" table:style-name="ce17">
            <text:p>489.244.467<text:s/></text:p>
          </table:table-cell>
          <table:table-cell office:value-type="float" office:value="44691545" table:style-name="ce17">
            <text:p>44.691.545<text:s/></text:p>
          </table:table-cell>
          <table:table-cell office:value-type="float" office:value="1133641754.45" table:style-name="ce17">
            <text:p>1.133.641.754<text:s/></text:p>
          </table:table-cell>
          <table:table-cell office:value-type="float" office:value="4101270666.3600001" table:style-name="ce17">
            <text:p>4.101.270.666<text:s/></text:p>
          </table:table-cell>
          <table:table-cell office:value-type="float" office:value="67146336.829999998" table:style-name="ce17">
            <text:p>67.146.337<text:s/></text:p>
          </table:table-cell>
          <table:table-cell office:value-type="float" office:value="32697107.219999999" table:style-name="ce17">
            <text:p>32.697.107<text:s/></text:p>
          </table:table-cell>
          <table:table-cell office:value-type="float" office:value="8649638.3800000008" table:style-name="ce17">
            <text:p>8.649.638<text:s/></text:p>
          </table:table-cell>
          <table:table-cell office:value-type="float" office:value="1251905080.51" table:style-name="ce17">
            <text:p>1.251.905.081<text:s/></text:p>
          </table:table-cell>
          <table:table-cell office:value-type="float" office:value="1051239639.4400001" table:style-name="ce17">
            <text:p>1.051.239.639<text:s/></text:p>
          </table:table-cell>
          <table:table-cell office:value-type="float" office:value="43063496.909999996" table:style-name="ce17">
            <text:p>43.063.497<text:s/></text:p>
          </table:table-cell>
          <table:table-cell office:value-type="float" office:value="8446221863" table:style-name="ce17">
            <text:p>8.446.221.863<text:s/></text:p>
          </table:table-cell>
          <table:table-cell office:value-type="float" office:value="30309586.850000001" table:style-name="ce17">
            <text:p>30.309.587<text:s/></text:p>
          </table:table-cell>
          <table:table-cell office:value-type="float" office:value="21332206074.610001" table:style-name="ce18">
            <text:p>21.332.206.0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770.67" table:style-name="ce17">
            <text:p>13.771<text:s/></text:p>
          </table:table-cell>
          <table:table-cell office:value-type="float" office:value="103542.28" table:style-name="ce17">
            <text:p>103.542<text:s/></text:p>
          </table:table-cell>
          <table:table-cell office:value-type="float" office:value="205817.2" table:style-name="ce17">
            <text:p>205.817<text:s/></text:p>
          </table:table-cell>
          <table:table-cell office:value-type="float" office:value="24829.279999999999" table:style-name="ce17">
            <text:p>24.829<text:s/></text:p>
          </table:table-cell>
          <table:table-cell office:value-type="float" office:value="2327824.42" table:style-name="ce17">
            <text:p>2.327.824<text:s/></text:p>
          </table:table-cell>
          <table:table-cell office:value-type="float" office:value="31909986.5" table:style-name="ce17">
            <text:p>31.909.987<text:s/></text:p>
          </table:table-cell>
          <table:table-cell office:value-type="float" office:value="575233899.00999999" table:style-name="ce17">
            <text:p>575.233.899<text:s/></text:p>
          </table:table-cell>
          <table:table-cell office:value-type="float" office:value="6564011.71" table:style-name="ce17">
            <text:p>6.564.012<text:s/></text:p>
          </table:table-cell>
          <table:table-cell office:value-type="float" office:value="468508.61" table:style-name="ce17">
            <text:p>468.509<text:s/></text:p>
          </table:table-cell>
          <table:table-cell office:value-type="float" office:value="26049.119999999999" table:style-name="ce17">
            <text:p>26.049<text:s/></text:p>
          </table:table-cell>
          <table:table-cell office:value-type="float" office:value="36616401.710000001" table:style-name="ce17">
            <text:p>36.616.402<text:s/></text:p>
          </table:table-cell>
          <table:table-cell office:value-type="float" office:value="10166.56" table:style-name="ce17">
            <text:p>10.167<text:s/></text:p>
          </table:table-cell>
          <table:table-cell office:value-type="float" office:value="259241.5" table:style-name="ce17">
            <text:p>259.242<text:s/></text:p>
          </table:table-cell>
          <table:table-cell office:value-type="float" office:value="11123458.85" table:style-name="ce17">
            <text:p>11.123.459<text:s/></text:p>
          </table:table-cell>
          <table:table-cell office:value-type="float" office:value="19339.21" table:style-name="ce17">
            <text:p>19.339<text:s/></text:p>
          </table:table-cell>
          <table:table-cell office:value-type="float" office:value="8807783.9600000009" table:style-name="ce17">
            <text:p>8.807.784<text:s/></text:p>
          </table:table-cell>
          <table:table-cell office:value-type="float" office:value="37179.5" table:style-name="ce17">
            <text:p>37.180<text:s/></text:p>
          </table:table-cell>
          <table:table-cell office:value-type="float" office:value="12796006.08" table:style-name="ce17">
            <text:p>12.796.006<text:s/></text:p>
          </table:table-cell>
          <table:table-cell office:value-type="float" office:value="148973218.12" table:style-name="ce17">
            <text:p>148.973.218<text:s/></text:p>
          </table:table-cell>
          <table:table-cell office:value-type="float" office:value="135722.48000000001" table:style-name="ce17">
            <text:p>135.722<text:s/></text:p>
          </table:table-cell>
          <table:table-cell office:value-type="float" office:value="216907.56" table:style-name="ce17">
            <text:p>216.908<text:s/></text:p>
          </table:table-cell>
          <table:table-cell office:value-type="float" office:value="3318.21" table:style-name="ce17">
            <text:p>3.318<text:s/></text:p>
          </table:table-cell>
          <table:table-cell office:value-type="float" office:value="45454187.450000003" table:style-name="ce17">
            <text:p>45.454.187<text:s/></text:p>
          </table:table-cell>
          <table:table-cell office:value-type="float" office:value="1616037.56" table:style-name="ce17">
            <text:p>1.616.038<text:s/></text:p>
          </table:table-cell>
          <table:table-cell office:value-type="float" office:value="1941171.19" table:style-name="ce17">
            <text:p>1.941.171<text:s/></text:p>
          </table:table-cell>
          <table:table-cell office:value-type="float" office:value="1385889410.98" table:style-name="ce17">
            <text:p>1.385.889.411<text:s/></text:p>
          </table:table-cell>
          <table:table-cell office:value-type="float" office:value="24833.01" table:style-name="ce17">
            <text:p>24.833<text:s/></text:p>
          </table:table-cell>
          <table:table-cell office:value-type="float" office:value="2270802622.73" table:style-name="ce18">
            <text:p>2.270.802.6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707402.380000001" table:style-name="ce17">
            <text:p>12.707.402<text:s/></text:p>
          </table:table-cell>
          <table:table-cell office:value-type="float" office:value="55937970.600000001" table:style-name="ce17">
            <text:p>55.937.971<text:s/></text:p>
          </table:table-cell>
          <table:table-cell office:value-type="float" office:value="305229651.94999999" table:style-name="ce17">
            <text:p>305.229.652<text:s/></text:p>
          </table:table-cell>
          <table:table-cell office:value-type="float" office:value="8597587.9299999997" table:style-name="ce17">
            <text:p>8.597.588<text:s/></text:p>
          </table:table-cell>
          <table:table-cell office:value-type="float" office:value="462315685.61000001" table:style-name="ce17">
            <text:p>462.315.686<text:s/></text:p>
          </table:table-cell>
          <table:table-cell office:value-type="float" office:value="285780642.54000002" table:style-name="ce17">
            <text:p>285.780.643<text:s/></text:p>
          </table:table-cell>
          <table:table-cell office:value-type="float" office:value="576912264.75999999" table:style-name="ce17">
            <text:p>576.912.265<text:s/></text:p>
          </table:table-cell>
          <table:table-cell office:value-type="float" office:value="367884877.93000001" table:style-name="ce17">
            <text:p>367.884.878<text:s/></text:p>
          </table:table-cell>
          <table:table-cell office:value-type="float" office:value="245280971.75999999" table:style-name="ce17">
            <text:p>245.280.972<text:s/></text:p>
          </table:table-cell>
          <table:table-cell office:value-type="float" office:value="232940211.12" table:style-name="ce17">
            <text:p>232.940.211<text:s/></text:p>
          </table:table-cell>
          <table:table-cell office:value-type="float" office:value="961364823.55999994" table:style-name="ce17">
            <text:p>961.364.824<text:s/></text:p>
          </table:table-cell>
          <table:table-cell office:value-type="float" office:value="92575529.189999998" table:style-name="ce17">
            <text:p>92.575.529<text:s/></text:p>
          </table:table-cell>
          <table:table-cell office:value-type="float" office:value="139056683.19999999" table:style-name="ce17">
            <text:p>139.056.683<text:s/></text:p>
          </table:table-cell>
          <table:table-cell office:value-type="float" office:value="150368461.31999999" table:style-name="ce17">
            <text:p>150.368.461<text:s/></text:p>
          </table:table-cell>
          <table:table-cell office:value-type="float" office:value="70265282.489999995" table:style-name="ce17">
            <text:p>70.265.282<text:s/></text:p>
          </table:table-cell>
          <table:table-cell office:value-type="float" office:value="480436682.73000002" table:style-name="ce17">
            <text:p>480.436.683<text:s/></text:p>
          </table:table-cell>
          <table:table-cell office:value-type="float" office:value="44654365.5" table:style-name="ce17">
            <text:p>44.654.366<text:s/></text:p>
          </table:table-cell>
          <table:table-cell office:value-type="float" office:value="1120845748.3699999" table:style-name="ce17">
            <text:p>1.120.845.748<text:s/></text:p>
          </table:table-cell>
          <table:table-cell office:value-type="float" office:value="3952297448.2399998" table:style-name="ce17">
            <text:p>3.952.297.448<text:s/></text:p>
          </table:table-cell>
          <table:table-cell office:value-type="float" office:value="67010614.350000001" table:style-name="ce17">
            <text:p>67.010.614<text:s/></text:p>
          </table:table-cell>
          <table:table-cell office:value-type="float" office:value="32480199.66" table:style-name="ce17">
            <text:p>32.480.200<text:s/></text:p>
          </table:table-cell>
          <table:table-cell office:value-type="float" office:value="8646320.1699999999" table:style-name="ce17">
            <text:p>8.646.320<text:s/></text:p>
          </table:table-cell>
          <table:table-cell office:value-type="float" office:value="1206450893.0599999" table:style-name="ce17">
            <text:p>1.206.450.893<text:s/></text:p>
          </table:table-cell>
          <table:table-cell office:value-type="float" office:value="1049623601.88" table:style-name="ce17">
            <text:p>1.049.623.602<text:s/></text:p>
          </table:table-cell>
          <table:table-cell office:value-type="float" office:value="41122325.719999999" table:style-name="ce17">
            <text:p>41.122.326<text:s/></text:p>
          </table:table-cell>
          <table:table-cell office:value-type="float" office:value="7060332452.0200005" table:style-name="ce17">
            <text:p>7.060.332.452<text:s/></text:p>
          </table:table-cell>
          <table:table-cell office:value-type="float" office:value="30284753.84" table:style-name="ce17">
            <text:p>30.284.754<text:s/></text:p>
          </table:table-cell>
          <table:table-cell office:value-type="float" office:value="19061403451.880001" table:style-name="ce18">
            <text:p>19.061.403.4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109396.83" table:style-name="ce17">
            <text:p>4.109.397<text:s/></text:p>
          </table:table-cell>
          <table:table-cell office:value-type="float" office:value="16415722.15" table:style-name="ce17">
            <text:p>16.415.722<text:s/></text:p>
          </table:table-cell>
          <table:table-cell office:value-type="float" office:value="80269373.730000004" table:style-name="ce17">
            <text:p>80.269.374<text:s/></text:p>
          </table:table-cell>
          <table:table-cell office:value-type="float" office:value="5657902.5899999999" table:style-name="ce17">
            <text:p>5.657.903<text:s/></text:p>
          </table:table-cell>
          <table:table-cell office:value-type="float" office:value="150157084.56" table:style-name="ce17">
            <text:p>150.157.085<text:s/></text:p>
          </table:table-cell>
          <table:table-cell office:value-type="float" office:value="94946313.769999996" table:style-name="ce17">
            <text:p>94.946.314<text:s/></text:p>
          </table:table-cell>
          <table:table-cell office:value-type="float" office:value="426563842.20999998" table:style-name="ce17">
            <text:p>426.563.842<text:s/></text:p>
          </table:table-cell>
          <table:table-cell office:value-type="float" office:value="104356433.92" table:style-name="ce17">
            <text:p>104.356.434<text:s/></text:p>
          </table:table-cell>
          <table:table-cell office:value-type="float" office:value="101573314.5" table:style-name="ce17">
            <text:p>101.573.315<text:s/></text:p>
          </table:table-cell>
          <table:table-cell office:value-type="float" office:value="57231441.82" table:style-name="ce17">
            <text:p>57.231.442<text:s/></text:p>
          </table:table-cell>
          <table:table-cell office:value-type="float" office:value="311647910.39999998" table:style-name="ce17">
            <text:p>311.647.910<text:s/></text:p>
          </table:table-cell>
          <table:table-cell office:value-type="float" office:value="35970867.119999997" table:style-name="ce17">
            <text:p>35.970.867<text:s/></text:p>
          </table:table-cell>
          <table:table-cell office:value-type="float" office:value="49817978.479999997" table:style-name="ce17">
            <text:p>49.817.978<text:s/></text:p>
          </table:table-cell>
          <table:table-cell office:value-type="float" office:value="63200047.07" table:style-name="ce17">
            <text:p>63.200.047<text:s/></text:p>
          </table:table-cell>
          <table:table-cell office:value-type="float" office:value="24936956.469999999" table:style-name="ce17">
            <text:p>24.936.956<text:s/></text:p>
          </table:table-cell>
          <table:table-cell office:value-type="float" office:value="132878902.83" table:style-name="ce17">
            <text:p>132.878.903<text:s/></text:p>
          </table:table-cell>
          <table:table-cell office:value-type="float" office:value="17026428.890000001" table:style-name="ce17">
            <text:p>17.026.429<text:s/></text:p>
          </table:table-cell>
          <table:table-cell office:value-type="float" office:value="298586772.37" table:style-name="ce17">
            <text:p>298.586.772<text:s/></text:p>
          </table:table-cell>
          <table:table-cell office:value-type="float" office:value="971926817.76999998" table:style-name="ce17">
            <text:p>971.926.818<text:s/></text:p>
          </table:table-cell>
          <table:table-cell office:value-type="float" office:value="26568072.370000001" table:style-name="ce17">
            <text:p>26.568.072<text:s/></text:p>
          </table:table-cell>
          <table:table-cell office:value-type="float" office:value="15238004.42" table:style-name="ce17">
            <text:p>15.238.004<text:s/></text:p>
          </table:table-cell>
          <table:table-cell office:value-type="float" office:value="7000687.2800000003" table:style-name="ce17">
            <text:p>7.000.687<text:s/></text:p>
          </table:table-cell>
          <table:table-cell office:value-type="float" office:value="328418761.81" table:style-name="ce17">
            <text:p>328.418.762<text:s/></text:p>
          </table:table-cell>
          <table:table-cell office:value-type="float" office:value="268676892.87" table:style-name="ce17">
            <text:p>268.676.893<text:s/></text:p>
          </table:table-cell>
          <table:table-cell office:value-type="float" office:value="17863755.960000001" table:style-name="ce17">
            <text:p>17.863.756<text:s/></text:p>
          </table:table-cell>
          <table:table-cell office:value-type="float" office:value="1949308122.6300001" table:style-name="ce17">
            <text:p>1.949.308.123<text:s/></text:p>
          </table:table-cell>
          <table:table-cell office:value-type="float" office:value="12770790.289999999" table:style-name="ce17">
            <text:p>12.770.790<text:s/></text:p>
          </table:table-cell>
          <table:table-cell office:value-type="float" office:value="5573118595.1099997" table:style-name="ce18">
            <text:p>5.573.118.5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230.4299999999998" table:style-name="ce17">
            <text:p>2.230<text:s/></text:p>
          </table:table-cell>
          <table:table-cell office:value-type="float" office:value="17219.53" table:style-name="ce17">
            <text:p>17.220<text:s/></text:p>
          </table:table-cell>
          <table:table-cell office:value-type="float" office:value="33390.370000000003" table:style-name="ce17">
            <text:p>33.390<text:s/></text:p>
          </table:table-cell>
          <table:table-cell office:value-type="float" office:value="4034.76" table:style-name="ce17">
            <text:p>4.035<text:s/></text:p>
          </table:table-cell>
          <table:table-cell office:value-type="float" office:value="377131.02" table:style-name="ce17">
            <text:p>377.131<text:s/></text:p>
          </table:table-cell>
          <table:table-cell office:value-type="float" office:value="5192190.3" table:style-name="ce17">
            <text:p>5.192.190<text:s/></text:p>
          </table:table-cell>
          <table:table-cell office:value-type="float" office:value="94812012.200000003" table:style-name="ce17">
            <text:p>94.812.012<text:s/></text:p>
          </table:table-cell>
          <table:table-cell office:value-type="float" office:value="1092519.79" table:style-name="ce17">
            <text:p>1.092.520<text:s/></text:p>
          </table:table-cell>
          <table:table-cell office:value-type="float" office:value="74133.61" table:style-name="ce17">
            <text:p>74.134<text:s/></text:p>
          </table:table-cell>
          <table:table-cell office:value-type="float" office:value="4217.83" table:style-name="ce17">
            <text:p>4.218<text:s/></text:p>
          </table:table-cell>
          <table:table-cell office:value-type="float" office:value="5946856.1900000004" table:style-name="ce17">
            <text:p>5.946.856<text:s/></text:p>
          </table:table-cell>
          <table:table-cell office:value-type="float" office:value="1655.73" table:style-name="ce17">
            <text:p>1.656<text:s/></text:p>
          </table:table-cell>
          <table:table-cell office:value-type="float" office:value="43700.78" table:style-name="ce17">
            <text:p>43.701<text:s/></text:p>
          </table:table-cell>
          <table:table-cell office:value-type="float" office:value="1813123.47" table:style-name="ce17">
            <text:p>1.813.123<text:s/></text:p>
          </table:table-cell>
          <table:table-cell office:value-type="float" office:value="3762.75" table:style-name="ce17">
            <text:p>3.763<text:s/></text:p>
          </table:table-cell>
          <table:table-cell office:value-type="float" office:value="1432719.74" table:style-name="ce17">
            <text:p>1.432.720<text:s/></text:p>
          </table:table-cell>
          <table:table-cell office:value-type="float" office:value="6159.61" table:style-name="ce17">
            <text:p>6.160<text:s/></text:p>
          </table:table-cell>
          <table:table-cell office:value-type="float" office:value="2134488.66" table:style-name="ce17">
            <text:p>2.134.489<text:s/></text:p>
          </table:table-cell>
          <table:table-cell office:value-type="float" office:value="23100250.82" table:style-name="ce17">
            <text:p>23.100.251<text:s/></text:p>
          </table:table-cell>
          <table:table-cell office:value-type="float" office:value="22113.7" table:style-name="ce17">
            <text:p>22.114<text:s/></text:p>
          </table:table-cell>
          <table:table-cell office:value-type="float" office:value="35238.339999999997" table:style-name="ce17">
            <text:p>35.238<text:s/></text:p>
          </table:table-cell>
          <table:table-cell office:value-type="float" office:value="537.94000000000005" table:style-name="ce17">
            <text:p>538<text:s/></text:p>
          </table:table-cell>
          <table:table-cell office:value-type="float" office:value="7555350.5499999998" table:style-name="ce17">
            <text:p>7.555.351<text:s/></text:p>
          </table:table-cell>
          <table:table-cell office:value-type="float" office:value="295418.81" table:style-name="ce17">
            <text:p>295.419<text:s/></text:p>
          </table:table-cell>
          <table:table-cell office:value-type="float" office:value="328945.52" table:style-name="ce17">
            <text:p>328.946<text:s/></text:p>
          </table:table-cell>
          <table:table-cell office:value-type="float" office:value="227359455.22" table:style-name="ce17">
            <text:p>227.359.455<text:s/></text:p>
          </table:table-cell>
          <table:table-cell office:value-type="float" office:value="4373.66" table:style-name="ce17">
            <text:p>4.374<text:s/></text:p>
          </table:table-cell>
          <table:table-cell office:value-type="float" office:value="371693231.32999998" table:style-name="ce18">
            <text:p>371.693.2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107166.4" table:style-name="ce17">
            <text:p>4.107.166<text:s/></text:p>
          </table:table-cell>
          <table:table-cell office:value-type="float" office:value="16398502.619999999" table:style-name="ce17">
            <text:p>16.398.503<text:s/></text:p>
          </table:table-cell>
          <table:table-cell office:value-type="float" office:value="80235983.359999999" table:style-name="ce17">
            <text:p>80.235.983<text:s/></text:p>
          </table:table-cell>
          <table:table-cell office:value-type="float" office:value="5653867.8300000001" table:style-name="ce17">
            <text:p>5.653.868<text:s/></text:p>
          </table:table-cell>
          <table:table-cell office:value-type="float" office:value="149779953.53999999" table:style-name="ce17">
            <text:p>149.779.954<text:s/></text:p>
          </table:table-cell>
          <table:table-cell office:value-type="float" office:value="89754123.469999999" table:style-name="ce17">
            <text:p>89.754.123<text:s/></text:p>
          </table:table-cell>
          <table:table-cell office:value-type="float" office:value="331751830.00999999" table:style-name="ce17">
            <text:p>331.751.830<text:s/></text:p>
          </table:table-cell>
          <table:table-cell office:value-type="float" office:value="103263914.13" table:style-name="ce17">
            <text:p>103.263.914<text:s/></text:p>
          </table:table-cell>
          <table:table-cell office:value-type="float" office:value="101499180.89" table:style-name="ce17">
            <text:p>101.499.181<text:s/></text:p>
          </table:table-cell>
          <table:table-cell office:value-type="float" office:value="57227223.990000002" table:style-name="ce17">
            <text:p>57.227.224<text:s/></text:p>
          </table:table-cell>
          <table:table-cell office:value-type="float" office:value="305701054.20999998" table:style-name="ce17">
            <text:p>305.701.054<text:s/></text:p>
          </table:table-cell>
          <table:table-cell office:value-type="float" office:value="35969211.390000001" table:style-name="ce17">
            <text:p>35.969.211<text:s/></text:p>
          </table:table-cell>
          <table:table-cell office:value-type="float" office:value="49774277.700000003" table:style-name="ce17">
            <text:p>49.774.278<text:s/></text:p>
          </table:table-cell>
          <table:table-cell office:value-type="float" office:value="61386923.600000001" table:style-name="ce17">
            <text:p>61.386.924<text:s/></text:p>
          </table:table-cell>
          <table:table-cell office:value-type="float" office:value="24933193.719999999" table:style-name="ce17">
            <text:p>24.933.194<text:s/></text:p>
          </table:table-cell>
          <table:table-cell office:value-type="float" office:value="131446183.09" table:style-name="ce17">
            <text:p>131.446.183<text:s/></text:p>
          </table:table-cell>
          <table:table-cell office:value-type="float" office:value="17020269.280000001" table:style-name="ce17">
            <text:p>17.020.269<text:s/></text:p>
          </table:table-cell>
          <table:table-cell office:value-type="float" office:value="296452283.70999998" table:style-name="ce17">
            <text:p>296.452.284<text:s/></text:p>
          </table:table-cell>
          <table:table-cell office:value-type="float" office:value="948826566.95000005" table:style-name="ce17">
            <text:p>948.826.567<text:s/></text:p>
          </table:table-cell>
          <table:table-cell office:value-type="float" office:value="26545958.670000002" table:style-name="ce17">
            <text:p>26.545.959<text:s/></text:p>
          </table:table-cell>
          <table:table-cell office:value-type="float" office:value="15202766.08" table:style-name="ce17">
            <text:p>15.202.766<text:s/></text:p>
          </table:table-cell>
          <table:table-cell office:value-type="float" office:value="7000149.3399999999" table:style-name="ce17">
            <text:p>7.000.149<text:s/></text:p>
          </table:table-cell>
          <table:table-cell office:value-type="float" office:value="320863411.25999999" table:style-name="ce17">
            <text:p>320.863.411<text:s/></text:p>
          </table:table-cell>
          <table:table-cell office:value-type="float" office:value="268381474.06" table:style-name="ce17">
            <text:p>268.381.474<text:s/></text:p>
          </table:table-cell>
          <table:table-cell office:value-type="float" office:value="17534810.440000001" table:style-name="ce17">
            <text:p>17.534.810<text:s/></text:p>
          </table:table-cell>
          <table:table-cell office:value-type="float" office:value="1721948667.4100001" table:style-name="ce17">
            <text:p>1.721.948.667<text:s/></text:p>
          </table:table-cell>
          <table:table-cell office:value-type="float" office:value="12766416.630000001" table:style-name="ce17">
            <text:p>12.766.417<text:s/></text:p>
          </table:table-cell>
          <table:table-cell office:value-type="float" office:value="5201425363.7799997" table:style-name="ce18">
            <text:p>5.201.425.3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578589.0800000001" table:style-name="ce17">
            <text:p>6.578.589<text:s/></text:p>
          </table:table-cell>
          <table:table-cell office:value-type="float" office:value="25999020.34" table:style-name="ce17">
            <text:p>25.999.020<text:s/></text:p>
          </table:table-cell>
          <table:table-cell office:value-type="float" office:value="162132610.09999999" table:style-name="ce17">
            <text:p>162.132.610<text:s/></text:p>
          </table:table-cell>
          <table:table-cell office:value-type="float" office:value="6935377.3899999997" table:style-name="ce17">
            <text:p>6.935.377<text:s/></text:p>
          </table:table-cell>
          <table:table-cell office:value-type="float" office:value="175552214.06" table:style-name="ce17">
            <text:p>175.552.214<text:s/></text:p>
          </table:table-cell>
          <table:table-cell office:value-type="float" office:value="187626564.59" table:style-name="ce17">
            <text:p>187.626.565<text:s/></text:p>
          </table:table-cell>
          <table:table-cell office:value-type="float" office:value="565077535.34000003" table:style-name="ce17">
            <text:p>565.077.535<text:s/></text:p>
          </table:table-cell>
          <table:table-cell office:value-type="float" office:value="122395304.61" table:style-name="ce17">
            <text:p>122.395.305<text:s/></text:p>
          </table:table-cell>
          <table:table-cell office:value-type="float" office:value="131966457.15000001" table:style-name="ce17">
            <text:p>131.966.457<text:s/></text:p>
          </table:table-cell>
          <table:table-cell office:value-type="float" office:value="40413217.039999999" table:style-name="ce17">
            <text:p>40.413.217<text:s/></text:p>
          </table:table-cell>
          <table:table-cell office:value-type="float" office:value="751546258.13" table:style-name="ce17">
            <text:p>751.546.258<text:s/></text:p>
          </table:table-cell>
          <table:table-cell office:value-type="float" office:value="53027749.700000003" table:style-name="ce17">
            <text:p>53.027.750<text:s/></text:p>
          </table:table-cell>
          <table:table-cell office:value-type="float" office:value="95513017.299999997" table:style-name="ce17">
            <text:p>95.513.017<text:s/></text:p>
          </table:table-cell>
          <table:table-cell office:value-type="float" office:value="75162551.269999996" table:style-name="ce17">
            <text:p>75.162.551<text:s/></text:p>
          </table:table-cell>
          <table:table-cell office:value-type="float" office:value="40094391.770000003" table:style-name="ce17">
            <text:p>40.094.392<text:s/></text:p>
          </table:table-cell>
          <table:table-cell office:value-type="float" office:value="145062548.38" table:style-name="ce17">
            <text:p>145.062.548<text:s/></text:p>
          </table:table-cell>
          <table:table-cell office:value-type="float" office:value="33614268.759999998" table:style-name="ce17">
            <text:p>33.614.269<text:s/></text:p>
          </table:table-cell>
          <table:table-cell office:value-type="float" office:value="438277829.60000002" table:style-name="ce17">
            <text:p>438.277.830<text:s/></text:p>
          </table:table-cell>
          <table:table-cell office:value-type="float" office:value="2404987617.3099999" table:style-name="ce17">
            <text:p>2.404.987.617<text:s/></text:p>
          </table:table-cell>
          <table:table-cell office:value-type="float" office:value="44864458.310000002" table:style-name="ce17">
            <text:p>44.864.458<text:s/></text:p>
          </table:table-cell>
          <table:table-cell office:value-type="float" office:value="23331778.18" table:style-name="ce17">
            <text:p>23.331.778<text:s/></text:p>
          </table:table-cell>
          <table:table-cell office:value-type="float" office:value="7090015.5800000001" table:style-name="ce17">
            <text:p>7.090.016<text:s/></text:p>
          </table:table-cell>
          <table:table-cell office:value-type="float" office:value="507440023.51999998" table:style-name="ce17">
            <text:p>507.440.024<text:s/></text:p>
          </table:table-cell>
          <table:table-cell office:value-type="float" office:value="352909651.83999997" table:style-name="ce17">
            <text:p>352.909.652<text:s/></text:p>
          </table:table-cell>
          <table:table-cell office:value-type="float" office:value="24973288.18" table:style-name="ce17">
            <text:p>24.973.288<text:s/></text:p>
          </table:table-cell>
          <table:table-cell office:value-type="float" office:value="3776331046.8299999" table:style-name="ce17">
            <text:p>3.776.331.047<text:s/></text:p>
          </table:table-cell>
          <table:table-cell office:value-type="float" office:value="20409678.170000002" table:style-name="ce17">
            <text:p>20.409.678<text:s/></text:p>
          </table:table-cell>
          <table:table-cell office:value-type="float" office:value="10219313062.530001" table:style-name="ce18">
            <text:p>10.219.313.0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7207.59" table:style-name="ce17">
            <text:p>17.208<text:s/></text:p>
          </table:table-cell>
          <table:table-cell office:value-type="float" office:value="17079.45" table:style-name="ce17">
            <text:p>17.079<text:s/></text:p>
          </table:table-cell>
          <table:table-cell office:value-type="float" office:value="141412.75" table:style-name="ce17">
            <text:p>141.4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4031.86" table:style-name="ce17">
            <text:p>114.032<text:s/></text:p>
          </table:table-cell>
          <table:table-cell office:value-type="float" office:value="15809625.869999999" table:style-name="ce17">
            <text:p>15.809.626<text:s/></text:p>
          </table:table-cell>
          <table:table-cell office:value-type="float" office:value="341355462.81999999" table:style-name="ce17">
            <text:p>341.355.463<text:s/></text:p>
          </table:table-cell>
          <table:table-cell office:value-type="float" office:value="1463466.72" table:style-name="ce17">
            <text:p>1.463.467<text:s/></text:p>
          </table:table-cell>
          <table:table-cell office:value-type="float" office:value="422062.82" table:style-name="ce17">
            <text:p>422.063<text:s/></text:p>
          </table:table-cell>
          <table:table-cell office:value-type="float" office:value="14572.84" table:style-name="ce17">
            <text:p>14.573<text:s/></text:p>
          </table:table-cell>
          <table:table-cell office:value-type="float" office:value="18237189.09" table:style-name="ce17">
            <text:p>18.237.189<text:s/></text:p>
          </table:table-cell>
          <table:table-cell office:value-type="float" office:value="165278.01999999999" table:style-name="ce17">
            <text:p>165.278<text:s/></text:p>
          </table:table-cell>
          <table:table-cell office:value-type="float" office:value="850227.32" table:style-name="ce17">
            <text:p>850.227<text:s/></text:p>
          </table:table-cell>
          <table:table-cell office:value-type="float" office:value="6749435.5499999998" table:style-name="ce17">
            <text:p>6.749.436<text:s/></text:p>
          </table:table-cell>
          <table:table-cell office:value-type="float" office:value="57272.22" table:style-name="ce17">
            <text:p>57.272<text:s/></text:p>
          </table:table-cell>
          <table:table-cell office:value-type="float" office:value="3596177.59" table:style-name="ce17">
            <text:p>3.596.178<text:s/></text:p>
          </table:table-cell>
          <table:table-cell office:value-type="float" office:value="12802.11" table:style-name="ce17">
            <text:p>12.802<text:s/></text:p>
          </table:table-cell>
          <table:table-cell office:value-type="float" office:value="9843312.2699999996" table:style-name="ce17">
            <text:p>9.843.312<text:s/></text:p>
          </table:table-cell>
          <table:table-cell office:value-type="float" office:value="165287035.43000001" table:style-name="ce17">
            <text:p>165.287.035<text:s/></text:p>
          </table:table-cell>
          <table:table-cell office:value-type="float" office:value="50765.84" table:style-name="ce17">
            <text:p>50.766<text:s/></text:p>
          </table:table-cell>
          <table:table-cell office:value-type="float" office:value="128499.95" table:style-name="ce17">
            <text:p>128.500<text:s/></text:p>
          </table:table-cell>
          <table:table-cell office:value-type="float" office:value="899.2" table:style-name="ce17">
            <text:p>899<text:s/></text:p>
          </table:table-cell>
          <table:table-cell office:value-type="float" office:value="15508166.710000001" table:style-name="ce17">
            <text:p>15.508.167<text:s/></text:p>
          </table:table-cell>
          <table:table-cell office:value-type="float" office:value="1491631.99" table:style-name="ce17">
            <text:p>1.491.632<text:s/></text:p>
          </table:table-cell>
          <table:table-cell office:value-type="float" office:value="104971.39" table:style-name="ce17">
            <text:p>104.971<text:s/></text:p>
          </table:table-cell>
          <table:table-cell office:value-type="float" office:value="724627855.29999995" table:style-name="ce17">
            <text:p>724.627.855<text:s/></text:p>
          </table:table-cell>
          <table:table-cell office:value-type="float" office:value="12312.83" table:style-name="ce17">
            <text:p>12.313<text:s/></text:p>
          </table:table-cell>
          <table:table-cell office:value-type="float" office:value="1306078755.53" table:style-name="ce18">
            <text:p>1.306.078.7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561381.4900000002" table:style-name="ce17">
            <text:p>6.561.381<text:s/></text:p>
          </table:table-cell>
          <table:table-cell office:value-type="float" office:value="25981940.890000001" table:style-name="ce17">
            <text:p>25.981.941<text:s/></text:p>
          </table:table-cell>
          <table:table-cell office:value-type="float" office:value="161991197.34999999" table:style-name="ce17">
            <text:p>161.991.197<text:s/></text:p>
          </table:table-cell>
          <table:table-cell office:value-type="float" office:value="6935377.3899999997" table:style-name="ce17">
            <text:p>6.935.377<text:s/></text:p>
          </table:table-cell>
          <table:table-cell office:value-type="float" office:value="175438182.19999999" table:style-name="ce17">
            <text:p>175.438.182<text:s/></text:p>
          </table:table-cell>
          <table:table-cell office:value-type="float" office:value="171816938.72" table:style-name="ce17">
            <text:p>171.816.939<text:s/></text:p>
          </table:table-cell>
          <table:table-cell office:value-type="float" office:value="223722072.52000001" table:style-name="ce17">
            <text:p>223.722.073<text:s/></text:p>
          </table:table-cell>
          <table:table-cell office:value-type="float" office:value="120931837.89" table:style-name="ce17">
            <text:p>120.931.838<text:s/></text:p>
          </table:table-cell>
          <table:table-cell office:value-type="float" office:value="131544394.33" table:style-name="ce17">
            <text:p>131.544.394<text:s/></text:p>
          </table:table-cell>
          <table:table-cell office:value-type="float" office:value="40398644.200000003" table:style-name="ce17">
            <text:p>40.398.644<text:s/></text:p>
          </table:table-cell>
          <table:table-cell office:value-type="float" office:value="733309069.03999996" table:style-name="ce17">
            <text:p>733.309.069<text:s/></text:p>
          </table:table-cell>
          <table:table-cell office:value-type="float" office:value="52862471.68" table:style-name="ce17">
            <text:p>52.862.472<text:s/></text:p>
          </table:table-cell>
          <table:table-cell office:value-type="float" office:value="94662789.980000004" table:style-name="ce17">
            <text:p>94.662.790<text:s/></text:p>
          </table:table-cell>
          <table:table-cell office:value-type="float" office:value="68413115.719999999" table:style-name="ce17">
            <text:p>68.413.116<text:s/></text:p>
          </table:table-cell>
          <table:table-cell office:value-type="float" office:value="40037119.549999997" table:style-name="ce17">
            <text:p>40.037.120<text:s/></text:p>
          </table:table-cell>
          <table:table-cell office:value-type="float" office:value="141466370.78999999" table:style-name="ce17">
            <text:p>141.466.371<text:s/></text:p>
          </table:table-cell>
          <table:table-cell office:value-type="float" office:value="33601466.649999999" table:style-name="ce17">
            <text:p>33.601.467<text:s/></text:p>
          </table:table-cell>
          <table:table-cell office:value-type="float" office:value="428434517.32999998" table:style-name="ce17">
            <text:p>428.434.517<text:s/></text:p>
          </table:table-cell>
          <table:table-cell office:value-type="float" office:value="2239700581.8800001" table:style-name="ce17">
            <text:p>2.239.700.582<text:s/></text:p>
          </table:table-cell>
          <table:table-cell office:value-type="float" office:value="44813692.469999999" table:style-name="ce17">
            <text:p>44.813.692<text:s/></text:p>
          </table:table-cell>
          <table:table-cell office:value-type="float" office:value="23203278.23" table:style-name="ce17">
            <text:p>23.203.278<text:s/></text:p>
          </table:table-cell>
          <table:table-cell office:value-type="float" office:value="7089116.3799999999" table:style-name="ce17">
            <text:p>7.089.116<text:s/></text:p>
          </table:table-cell>
          <table:table-cell office:value-type="float" office:value="491931856.81" table:style-name="ce17">
            <text:p>491.931.857<text:s/></text:p>
          </table:table-cell>
          <table:table-cell office:value-type="float" office:value="351418019.85000002" table:style-name="ce17">
            <text:p>351.418.020<text:s/></text:p>
          </table:table-cell>
          <table:table-cell office:value-type="float" office:value="24868316.789999999" table:style-name="ce17">
            <text:p>24.868.317<text:s/></text:p>
          </table:table-cell>
          <table:table-cell office:value-type="float" office:value="3051703191.5300002" table:style-name="ce17">
            <text:p>3.051.703.192<text:s/></text:p>
          </table:table-cell>
          <table:table-cell office:value-type="float" office:value="20397365.34" table:style-name="ce17">
            <text:p>20.397.365<text:s/></text:p>
          </table:table-cell>
          <table:table-cell office:value-type="float" office:value="8913234307" table:style-name="ce18">
            <text:p>8.913.234.3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6690.18" table:style-name="ce17">
            <text:p>6.690<text:s/></text:p>
          </table:table-cell>
          <table:table-cell office:value-type="float" office:value="505439.5" table:style-name="ce17">
            <text:p>505.4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944583.300000001" table:style-name="ce17">
            <text:p>12.944.583<text:s/></text:p>
          </table:table-cell>
          <table:table-cell office:value-type="float" office:value="4365053.0599999996" table:style-name="ce17">
            <text:p>4.365.0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791.14" table:style-name="ce17">
            <text:p>32.7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959247.8399999999" table:style-name="ce17">
            <text:p>5.959.248<text:s/></text:p>
          </table:table-cell>
          <table:table-cell office:value-type="float" office:value="181.02" table:style-name="ce17">
            <text:p>1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0849.01" table:style-name="ce17">
            <text:p>210.849<text:s/></text:p>
          </table:table-cell>
          <table:table-cell office:value-type="float" office:value="2781995.94" table:style-name="ce17">
            <text:p>2.781.99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50090.119999999" table:style-name="ce17">
            <text:p>11.050.090<text:s/></text:p>
          </table:table-cell>
          <table:table-cell office:value-type="float" office:value="115.98" table:style-name="ce17">
            <text:p>116<text:s/></text:p>
          </table:table-cell>
          <table:table-cell office:value-type="float" office:value="5615884.8700000001" table:style-name="ce17">
            <text:p>5.615.885<text:s/></text:p>
          </table:table-cell>
          <table:table-cell office:value-type="float" office:value="153820983.31999999" table:style-name="ce17">
            <text:p>153.820.9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94942.49" table:style-name="ce17">
            <text:p>2.994.942<text:s/></text:p>
          </table:table-cell>
          <table:table-cell office:value-type="float" office:value="1660.34" table:style-name="ce17">
            <text:p>1.6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355285.25" table:style-name="ce17">
            <text:p>7.355.2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7645793.36000001" table:style-name="ce18">
            <text:p>207.645.7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816827.7999999998" table:style-name="ce17">
            <text:p>6.816.828<text:s/></text:p>
          </table:table-cell>
          <table:table-cell office:value-type="float" office:value="21758079.969999999" table:style-name="ce17">
            <text:p>21.758.080<text:s/></text:p>
          </table:table-cell>
          <table:table-cell office:value-type="float" office:value="21916668.16" table:style-name="ce17">
            <text:p>21.916.668<text:s/></text:p>
          </table:table-cell>
          <table:table-cell office:value-type="float" office:value="21427147.989999998" table:style-name="ce17">
            <text:p>21.427.148<text:s/></text:p>
          </table:table-cell>
          <table:table-cell office:value-type="float" office:value="57786406.780000001" table:style-name="ce17">
            <text:p>57.786.407<text:s/></text:p>
          </table:table-cell>
          <table:table-cell office:value-type="float" office:value="44570875.560000002" table:style-name="ce17">
            <text:p>44.570.876<text:s/></text:p>
          </table:table-cell>
          <table:table-cell office:value-type="float" office:value="1155101359.3599999" table:style-name="ce17">
            <text:p>1.155.101.359<text:s/></text:p>
          </table:table-cell>
          <table:table-cell office:value-type="float" office:value="28904087.609999999" table:style-name="ce17">
            <text:p>28.904.088<text:s/></text:p>
          </table:table-cell>
          <table:table-cell office:value-type="float" office:value="46944282.609999999" table:style-name="ce17">
            <text:p>46.944.283<text:s/></text:p>
          </table:table-cell>
          <table:table-cell office:value-type="float" office:value="25775460.309999999" table:style-name="ce17">
            <text:p>25.775.460<text:s/></text:p>
          </table:table-cell>
          <table:table-cell office:value-type="float" office:value="149573620.74000001" table:style-name="ce17">
            <text:p>149.573.621<text:s/></text:p>
          </table:table-cell>
          <table:table-cell office:value-type="float" office:value="21824356.77" table:style-name="ce17">
            <text:p>21.824.357<text:s/></text:p>
          </table:table-cell>
          <table:table-cell office:value-type="float" office:value="23009940.91" table:style-name="ce17">
            <text:p>23.009.941<text:s/></text:p>
          </table:table-cell>
          <table:table-cell office:value-type="float" office:value="40822022.759999998" table:style-name="ce17">
            <text:p>40.822.023<text:s/></text:p>
          </table:table-cell>
          <table:table-cell office:value-type="float" office:value="45487506.909999996" table:style-name="ce17">
            <text:p>45.487.507<text:s/></text:p>
          </table:table-cell>
          <table:table-cell office:value-type="float" office:value="76063001.859999999" table:style-name="ce17">
            <text:p>76.063.002<text:s/></text:p>
          </table:table-cell>
          <table:table-cell office:value-type="float" office:value="20016499.800000001" table:style-name="ce17">
            <text:p>20.016.500<text:s/></text:p>
          </table:table-cell>
          <table:table-cell office:value-type="float" office:value="66018621.039999999" table:style-name="ce17">
            <text:p>66.018.621<text:s/></text:p>
          </table:table-cell>
          <table:table-cell office:value-type="float" office:value="243518498.38999999" table:style-name="ce17">
            <text:p>243.518.498<text:s/></text:p>
          </table:table-cell>
          <table:table-cell office:value-type="float" office:value="35954177.969999999" table:style-name="ce17">
            <text:p>35.954.178<text:s/></text:p>
          </table:table-cell>
          <table:table-cell office:value-type="float" office:value="23521669.370000001" table:style-name="ce17">
            <text:p>23.521.669<text:s/></text:p>
          </table:table-cell>
          <table:table-cell office:value-type="float" office:value="13409985.07" table:style-name="ce17">
            <text:p>13.409.985<text:s/></text:p>
          </table:table-cell>
          <table:table-cell office:value-type="float" office:value="111832764.48999999" table:style-name="ce17">
            <text:p>111.832.764<text:s/></text:p>
          </table:table-cell>
          <table:table-cell office:value-type="float" office:value="51767693.119999997" table:style-name="ce17">
            <text:p>51.767.693<text:s/></text:p>
          </table:table-cell>
          <table:table-cell office:value-type="float" office:value="17149541.920000002" table:style-name="ce17">
            <text:p>17.149.542<text:s/></text:p>
          </table:table-cell>
          <table:table-cell office:value-type="float" office:value="131739256.7" table:style-name="ce17">
            <text:p>131.739.257<text:s/></text:p>
          </table:table-cell>
          <table:table-cell office:value-type="float" office:value="10007833.51" table:style-name="ce17">
            <text:p>10.007.834<text:s/></text:p>
          </table:table-cell>
          <table:table-cell office:value-type="float" office:value="2512718187.48" table:style-name="ce18">
            <text:p>2.512.718.1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76436.93" table:style-name="ce17">
            <text:p>476.437<text:s/></text:p>
          </table:table-cell>
          <table:table-cell office:value-type="float" office:value="2791384.88" table:style-name="ce17">
            <text:p>2.791.385<text:s/></text:p>
          </table:table-cell>
          <table:table-cell office:value-type="float" office:value="21973622.5" table:style-name="ce17">
            <text:p>21.973.623<text:s/></text:p>
          </table:table-cell>
          <table:table-cell office:value-type="float" office:value="187852.5" table:style-name="ce17">
            <text:p>187.853<text:s/></text:p>
          </table:table-cell>
          <table:table-cell office:value-type="float" office:value="7630825.5700000003" table:style-name="ce17">
            <text:p>7.630.826<text:s/></text:p>
          </table:table-cell>
          <table:table-cell office:value-type="float" office:value="6859831.75" table:style-name="ce17">
            <text:p>6.859.832<text:s/></text:p>
          </table:table-cell>
          <table:table-cell office:value-type="float" office:value="714447466.25" table:style-name="ce17">
            <text:p>714.447.466<text:s/></text:p>
          </table:table-cell>
          <table:table-cell office:value-type="float" office:value="62870316.32" table:style-name="ce17">
            <text:p>62.870.316<text:s/></text:p>
          </table:table-cell>
          <table:table-cell office:value-type="float" office:value="11061991.59" table:style-name="ce17">
            <text:p>11.061.992<text:s/></text:p>
          </table:table-cell>
          <table:table-cell office:value-type="float" office:value="3380018.05" table:style-name="ce17">
            <text:p>3.380.018<text:s/></text:p>
          </table:table-cell>
          <table:table-cell office:value-type="float" office:value="-7648961" table:style-name="ce17">
            <text:p>(7.648.961)</text:p>
          </table:table-cell>
          <table:table-cell office:value-type="float" office:value="3026656.54" table:style-name="ce17">
            <text:p>3.026.657<text:s/></text:p>
          </table:table-cell>
          <table:table-cell office:value-type="float" office:value="4535310.3499999996" table:style-name="ce17">
            <text:p>4.535.310<text:s/></text:p>
          </table:table-cell>
          <table:table-cell office:value-type="float" office:value="1610293.15" table:style-name="ce17">
            <text:p>1.610.293<text:s/></text:p>
          </table:table-cell>
          <table:table-cell office:value-type="float" office:value="1792092.53" table:style-name="ce17">
            <text:p>1.792.093<text:s/></text:p>
          </table:table-cell>
          <table:table-cell office:value-type="float" office:value="11530435.99" table:style-name="ce17">
            <text:p>11.530.436<text:s/></text:p>
          </table:table-cell>
          <table:table-cell office:value-type="float" office:value="1300737.97" table:style-name="ce17">
            <text:p>1.300.738<text:s/></text:p>
          </table:table-cell>
          <table:table-cell office:value-type="float" office:value="40147821.140000001" table:style-name="ce17">
            <text:p>40.147.821<text:s/></text:p>
          </table:table-cell>
          <table:table-cell office:value-type="float" office:value="626569851.76999998" table:style-name="ce17">
            <text:p>626.569.852<text:s/></text:p>
          </table:table-cell>
          <table:table-cell office:value-type="float" office:value="2279089.92" table:style-name="ce17">
            <text:p>2.279.090<text:s/></text:p>
          </table:table-cell>
          <table:table-cell office:value-type="float" office:value="3117457.09" table:style-name="ce17">
            <text:p>3.117.457<text:s/></text:p>
          </table:table-cell>
          <table:table-cell office:value-type="float" office:value="960740.78" table:style-name="ce17">
            <text:p>960.741<text:s/></text:p>
          </table:table-cell>
          <table:table-cell office:value-type="float" office:value="22834604.23" table:style-name="ce17">
            <text:p>22.834.604<text:s/></text:p>
          </table:table-cell>
          <table:table-cell office:value-type="float" office:value="30414411.789999999" table:style-name="ce17">
            <text:p>30.414.412<text:s/></text:p>
          </table:table-cell>
          <table:table-cell office:value-type="float" office:value="2535470.87" table:style-name="ce17">
            <text:p>2.535.471<text:s/></text:p>
          </table:table-cell>
          <table:table-cell office:value-type="float" office:value="482190268.99000001" table:style-name="ce17">
            <text:p>482.190.269<text:s/></text:p>
          </table:table-cell>
          <table:table-cell office:value-type="float" office:value="1254526.08" table:style-name="ce17">
            <text:p>1.254.526<text:s/></text:p>
          </table:table-cell>
          <table:table-cell office:value-type="float" office:value="2060130554.53" table:style-name="ce18">
            <text:p>2.060.130.555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7988269.960000001" table:style-name="ce21">
            <text:p>57.988.270<text:s/></text:p>
          </table:table-cell>
          <table:table-cell office:value-type="float" office:value="237764357.66999999" table:style-name="ce21">
            <text:p>237.764.358<text:s/></text:p>
          </table:table-cell>
          <table:table-cell office:value-type="float" office:value="1363257175.8800001" table:style-name="ce21">
            <text:p>1.363.257.176<text:s/></text:p>
          </table:table-cell>
          <table:table-cell office:value-type="float" office:value="68298357.640000001" table:style-name="ce21">
            <text:p>68.298.358<text:s/></text:p>
          </table:table-cell>
          <table:table-cell office:value-type="float" office:value="1712786696.22" table:style-name="ce21">
            <text:p>1.712.786.696<text:s/></text:p>
          </table:table-cell>
          <table:table-cell office:value-type="float" office:value="1321457671.9000001" table:style-name="ce21">
            <text:p>1.321.457.672<text:s/></text:p>
          </table:table-cell>
          <table:table-cell office:value-type="float" office:value="9214297697.1700001" table:style-name="ce21">
            <text:p>9.214.297.697<text:s/></text:p>
          </table:table-cell>
          <table:table-cell office:value-type="float" office:value="1426857254.5699999" table:style-name="ce21">
            <text:p>1.426.857.255<text:s/></text:p>
          </table:table-cell>
          <table:table-cell office:value-type="float" office:value="1085825248.0899999" table:style-name="ce21">
            <text:p>1.085.825.248<text:s/></text:p>
          </table:table-cell>
          <table:table-cell office:value-type="float" office:value="529674215.29000002" table:style-name="ce21">
            <text:p>529.674.215<text:s/></text:p>
          </table:table-cell>
          <table:table-cell office:value-type="float" office:value="5373155010.9300003" table:style-name="ce21">
            <text:p>5.373.155.011<text:s/></text:p>
          </table:table-cell>
          <table:table-cell office:value-type="float" office:value="431056827.60000002" table:style-name="ce21">
            <text:p>431.056.828<text:s/></text:p>
          </table:table-cell>
          <table:table-cell office:value-type="float" office:value="642343716.44000006" table:style-name="ce21">
            <text:p>642.343.716<text:s/></text:p>
          </table:table-cell>
          <table:table-cell office:value-type="float" office:value="635235926.15999997" table:style-name="ce21">
            <text:p>635.235.926<text:s/></text:p>
          </table:table-cell>
          <table:table-cell office:value-type="float" office:value="346779260.62" table:style-name="ce21">
            <text:p>346.779.261<text:s/></text:p>
          </table:table-cell>
          <table:table-cell office:value-type="float" office:value="1599523106.9300001" table:style-name="ce21">
            <text:p>1.599.523.107<text:s/></text:p>
          </table:table-cell>
          <table:table-cell office:value-type="float" office:value="222564891.88999999" table:style-name="ce21">
            <text:p>222.564.892<text:s/></text:p>
          </table:table-cell>
          <table:table-cell office:value-type="float" office:value="4278345827.3699999" table:style-name="ce21">
            <text:p>4.278.345.827<text:s/></text:p>
          </table:table-cell>
          <table:table-cell office:value-type="float" office:value="17341808732.290001" table:style-name="ce21">
            <text:p>17.341.808.732<text:s/></text:p>
          </table:table-cell>
          <table:table-cell office:value-type="float" office:value="343632001.41000003" table:style-name="ce21">
            <text:p>343.632.001<text:s/></text:p>
          </table:table-cell>
          <table:table-cell office:value-type="float" office:value="183889060.13999999" table:style-name="ce21">
            <text:p>183.889.060<text:s/></text:p>
          </table:table-cell>
          <table:table-cell office:value-type="float" office:value="63472322.659999996" table:style-name="ce21">
            <text:p>63.472.323<text:s/></text:p>
          </table:table-cell>
          <table:table-cell office:value-type="float" office:value="4577428108.8900003" table:style-name="ce21">
            <text:p>4.577.428.109<text:s/></text:p>
          </table:table-cell>
          <table:table-cell office:value-type="float" office:value="3901588148.3699999" table:style-name="ce21">
            <text:p>3.901.588.148<text:s/></text:p>
          </table:table-cell>
          <table:table-cell office:value-type="float" office:value="217629893.78999999" table:style-name="ce21">
            <text:p>217.629.894<text:s/></text:p>
          </table:table-cell>
          <table:table-cell office:value-type="float" office:value="36530532269.480003" table:style-name="ce21">
            <text:p>36.530.532.269<text:s/></text:p>
          </table:table-cell>
          <table:table-cell office:value-type="float" office:value="128660300.34" table:style-name="ce21">
            <text:p>128.660.300<text:s/></text:p>
          </table:table-cell>
          <table:table-cell office:value-type="float" office:value="93835852349.699997" table:style-name="ce22">
            <text:p>93.835.852.350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31139250.294874" table:style-name="ce25">
            <text:p>131.139.250<text:s/></text:p>
          </table:table-cell>
          <table:table-cell office:value-type="float" office:value="282171384.69511002" table:style-name="ce25">
            <text:p>282.171.385<text:s/></text:p>
          </table:table-cell>
          <table:table-cell office:value-type="float" office:value="356096317.17867702" table:style-name="ce25">
            <text:p>356.096.317<text:s/></text:p>
          </table:table-cell>
          <table:table-cell office:value-type="float" office:value="70481174.563675895" table:style-name="ce25">
            <text:p>70.481.175<text:s/></text:p>
          </table:table-cell>
          <table:table-cell office:value-type="float" office:value="1577166265.0596099" table:style-name="ce25">
            <text:p>1.577.166.265<text:s/></text:p>
          </table:table-cell>
          <table:table-cell office:value-type="float" office:value="947256376.10014606" table:style-name="ce25">
            <text:p>947.256.376<text:s/></text:p>
          </table:table-cell>
          <table:table-cell office:value-type="float" office:value="666348457.85301101" table:style-name="ce25">
            <text:p>666.348.458<text:s/></text:p>
          </table:table-cell>
          <table:table-cell office:value-type="float" office:value="718692635.16745901" table:style-name="ce25">
            <text:p>718.692.635<text:s/></text:p>
          </table:table-cell>
          <table:table-cell office:value-type="float" office:value="817656918.97926605" table:style-name="ce25">
            <text:p>817.656.919<text:s/></text:p>
          </table:table-cell>
          <table:table-cell office:value-type="float" office:value="535205896.70578301" table:style-name="ce25">
            <text:p>535.205.897<text:s/></text:p>
          </table:table-cell>
          <table:table-cell office:value-type="float" office:value="3419400903.6029902" table:style-name="ce25">
            <text:p>3.419.400.904<text:s/></text:p>
          </table:table-cell>
          <table:table-cell office:value-type="float" office:value="483754804.78456199" table:style-name="ce25">
            <text:p>483.754.805<text:s/></text:p>
          </table:table-cell>
          <table:table-cell office:value-type="float" office:value="652764317.55215001" table:style-name="ce25">
            <text:p>652.764.318<text:s/></text:p>
          </table:table-cell>
          <table:table-cell office:value-type="float" office:value="863202961.61335802" table:style-name="ce25">
            <text:p>863.202.962<text:s/></text:p>
          </table:table-cell>
          <table:table-cell office:value-type="float" office:value="476883385.14934498" table:style-name="ce25">
            <text:p>476.883.385<text:s/></text:p>
          </table:table-cell>
          <table:table-cell office:value-type="float" office:value="1042784891.4955601" table:style-name="ce25">
            <text:p>1.042.784.891<text:s/></text:p>
          </table:table-cell>
          <table:table-cell office:value-type="float" office:value="329028994.029728" table:style-name="ce25">
            <text:p>329.028.994<text:s/></text:p>
          </table:table-cell>
          <table:table-cell office:value-type="float" office:value="2186274870.4246898" table:style-name="ce25">
            <text:p>2.186.274.870<text:s/></text:p>
          </table:table-cell>
          <table:table-cell office:value-type="float" office:value="2694412946.9573798" table:style-name="ce25">
            <text:p>2.694.412.947<text:s/></text:p>
          </table:table-cell>
          <table:table-cell office:value-type="float" office:value="388971030.46570802" table:style-name="ce25">
            <text:p>388.971.030<text:s/></text:p>
          </table:table-cell>
          <table:table-cell office:value-type="float" office:value="184209716.57833901" table:style-name="ce25">
            <text:p>184.209.717<text:s/></text:p>
          </table:table-cell>
          <table:table-cell office:value-type="float" office:value="88231994.630473197" table:style-name="ce25">
            <text:p>88.231.995<text:s/></text:p>
          </table:table-cell>
          <table:table-cell office:value-type="float" office:value="2124346910.1914501" table:style-name="ce25">
            <text:p>2.124.346.910<text:s/></text:p>
          </table:table-cell>
          <table:table-cell office:value-type="float" office:value="1641220009.25664" table:style-name="ce25">
            <text:p>1.641.220.009<text:s/></text:p>
          </table:table-cell>
          <table:table-cell office:value-type="float" office:value="296976782.17084402" table:style-name="ce25">
            <text:p>296.976.782<text:s/></text:p>
          </table:table-cell>
          <table:table-cell office:value-type="float" office:value="10596123295.0203" table:style-name="ce25">
            <text:p>10.596.123.295<text:s/></text:p>
          </table:table-cell>
          <table:table-cell office:value-type="float" office:value="230408705.23883301" table:style-name="ce25">
            <text:p>230.408.705<text:s/></text:p>
          </table:table-cell>
          <table:table-cell office:value-type="float" office:value="33801211195.759998" table:style-name="ce26">
            <text:p>33.801.211.196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89127520.25487399" table:style-name="ce21">
            <text:p>189.127.520<text:s/></text:p>
          </table:table-cell>
          <table:table-cell office:value-type="float" office:value="519935742.36510998" table:style-name="ce21">
            <text:p>519.935.742<text:s/></text:p>
          </table:table-cell>
          <table:table-cell office:value-type="float" office:value="1719353493.0586801" table:style-name="ce21">
            <text:p>1.719.353.493<text:s/></text:p>
          </table:table-cell>
          <table:table-cell office:value-type="float" office:value="138779532.20367599" table:style-name="ce21">
            <text:p>138.779.532<text:s/></text:p>
          </table:table-cell>
          <table:table-cell office:value-type="float" office:value="3289952961.2796102" table:style-name="ce21">
            <text:p>3.289.952.961<text:s/></text:p>
          </table:table-cell>
          <table:table-cell office:value-type="float" office:value="2268714048.0001502" table:style-name="ce21">
            <text:p>2.268.714.048<text:s/></text:p>
          </table:table-cell>
          <table:table-cell office:value-type="float" office:value="9880646155.0230103" table:style-name="ce21">
            <text:p>9.880.646.155<text:s/></text:p>
          </table:table-cell>
          <table:table-cell office:value-type="float" office:value="2145549889.7374599" table:style-name="ce21">
            <text:p>2.145.549.890<text:s/></text:p>
          </table:table-cell>
          <table:table-cell office:value-type="float" office:value="1903482167.0692699" table:style-name="ce21">
            <text:p>1.903.482.167<text:s/></text:p>
          </table:table-cell>
          <table:table-cell office:value-type="float" office:value="1064880111.99578" table:style-name="ce21">
            <text:p>1.064.880.112<text:s/></text:p>
          </table:table-cell>
          <table:table-cell office:value-type="float" office:value="8792555914.5329895" table:style-name="ce21">
            <text:p>8.792.555.915<text:s/></text:p>
          </table:table-cell>
          <table:table-cell office:value-type="float" office:value="914811632.38456202" table:style-name="ce21">
            <text:p>914.811.632<text:s/></text:p>
          </table:table-cell>
          <table:table-cell office:value-type="float" office:value="1295108033.9921501" table:style-name="ce21">
            <text:p>1.295.108.034<text:s/></text:p>
          </table:table-cell>
          <table:table-cell office:value-type="float" office:value="1498438887.77336" table:style-name="ce21">
            <text:p>1.498.438.888<text:s/></text:p>
          </table:table-cell>
          <table:table-cell office:value-type="float" office:value="823662645.76934505" table:style-name="ce21">
            <text:p>823.662.646<text:s/></text:p>
          </table:table-cell>
          <table:table-cell office:value-type="float" office:value="2642307998.42556" table:style-name="ce21">
            <text:p>2.642.307.998<text:s/></text:p>
          </table:table-cell>
          <table:table-cell office:value-type="float" office:value="551593885.91972804" table:style-name="ce21">
            <text:p>551.593.886<text:s/></text:p>
          </table:table-cell>
          <table:table-cell office:value-type="float" office:value="6464620697.7946901" table:style-name="ce21">
            <text:p>6.464.620.698<text:s/></text:p>
          </table:table-cell>
          <table:table-cell office:value-type="float" office:value="20036221679.247398" table:style-name="ce21">
            <text:p>20.036.221.679<text:s/></text:p>
          </table:table-cell>
          <table:table-cell office:value-type="float" office:value="732603031.87570798" table:style-name="ce21">
            <text:p>732.603.032<text:s/></text:p>
          </table:table-cell>
          <table:table-cell office:value-type="float" office:value="368098776.71833903" table:style-name="ce21">
            <text:p>368.098.777<text:s/></text:p>
          </table:table-cell>
          <table:table-cell office:value-type="float" office:value="151704317.29047301" table:style-name="ce21">
            <text:p>151.704.317<text:s/></text:p>
          </table:table-cell>
          <table:table-cell office:value-type="float" office:value="6701775019.0814505" table:style-name="ce21">
            <text:p>6.701.775.019<text:s/></text:p>
          </table:table-cell>
          <table:table-cell office:value-type="float" office:value="5542808157.6266403" table:style-name="ce21">
            <text:p>5.542.808.158<text:s/></text:p>
          </table:table-cell>
          <table:table-cell office:value-type="float" office:value="514606675.96084398" table:style-name="ce21">
            <text:p>514.606.676<text:s/></text:p>
          </table:table-cell>
          <table:table-cell office:value-type="float" office:value="47126655564.500298" table:style-name="ce21">
            <text:p>47.126.655.565<text:s/></text:p>
          </table:table-cell>
          <table:table-cell office:value-type="float" office:value="359069005.57883298" table:style-name="ce21">
            <text:p>359.069.006<text:s/></text:p>
          </table:table-cell>
          <table:table-cell office:value-type="float" office:value="127637063545.46001" table:style-name="ce22">
            <text:p>127.637.063.545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657126.85096733703" table:style-name="ce27">
            <text:p>657.127<text:s/></text:p>
          </table:table-cell>
          <table:table-cell office:value-type="float" office:value="3099929.5364650898" table:style-name="ce27">
            <text:p>3.099.930<text:s/></text:p>
          </table:table-cell>
          <table:table-cell office:value-type="float" office:value="2314755.1726937601" table:style-name="ce27">
            <text:p>2.314.755<text:s/></text:p>
          </table:table-cell>
          <table:table-cell office:value-type="float" office:value="509660.41196387197" table:style-name="ce27">
            <text:p>509.660<text:s/></text:p>
          </table:table-cell>
          <table:table-cell office:value-type="float" office:value="10528779.274764599" table:style-name="ce27">
            <text:p>10.528.779<text:s/></text:p>
          </table:table-cell>
          <table:table-cell office:value-type="float" office:value="5104245.2601608597" table:style-name="ce27">
            <text:p>5.104.245<text:s/></text:p>
          </table:table-cell>
          <table:table-cell office:value-type="float" office:value="10856645.1911291" table:style-name="ce27">
            <text:p>10.856.645<text:s/></text:p>
          </table:table-cell>
          <table:table-cell office:value-type="float" office:value="6439088.36294486" table:style-name="ce27">
            <text:p>6.439.088<text:s/></text:p>
          </table:table-cell>
          <table:table-cell office:value-type="float" office:value="8297591.3630158696" table:style-name="ce27">
            <text:p>8.297.591<text:s/></text:p>
          </table:table-cell>
          <table:table-cell office:value-type="float" office:value="3928338.6021225401" table:style-name="ce27">
            <text:p>3.928.339<text:s/></text:p>
          </table:table-cell>
          <table:table-cell office:value-type="float" office:value="33317497.690866899" table:style-name="ce27">
            <text:p>33.317.498<text:s/></text:p>
          </table:table-cell>
          <table:table-cell office:value-type="float" office:value="4817219.2979796603" table:style-name="ce27">
            <text:p>4.817.219<text:s/></text:p>
          </table:table-cell>
          <table:table-cell office:value-type="float" office:value="4075316.9157223301" table:style-name="ce27">
            <text:p>4.075.317<text:s/></text:p>
          </table:table-cell>
          <table:table-cell office:value-type="float" office:value="4916630.9592503803" table:style-name="ce27">
            <text:p>4.916.631<text:s/></text:p>
          </table:table-cell>
          <table:table-cell office:value-type="float" office:value="3592244.6808146401" table:style-name="ce27">
            <text:p>3.592.245<text:s/></text:p>
          </table:table-cell>
          <table:table-cell office:value-type="float" office:value="11667943.1563302" table:style-name="ce27">
            <text:p>11.667.943<text:s/></text:p>
          </table:table-cell>
          <table:table-cell office:value-type="float" office:value="2121550.5289123398" table:style-name="ce27">
            <text:p>2.121.551<text:s/></text:p>
          </table:table-cell>
          <table:table-cell office:value-type="float" office:value="18814046.316996999" table:style-name="ce27">
            <text:p>18.814.046<text:s/></text:p>
          </table:table-cell>
          <table:table-cell office:value-type="float" office:value="9795537406.8929996" table:style-name="ce27">
            <text:p>9.795.537.407<text:s/></text:p>
          </table:table-cell>
          <table:table-cell office:value-type="float" office:value="2604717.93103942" table:style-name="ce27">
            <text:p>2.604.718<text:s/></text:p>
          </table:table-cell>
          <table:table-cell office:value-type="float" office:value="1880075.06373747" table:style-name="ce27">
            <text:p>1.880.075<text:s/></text:p>
          </table:table-cell>
          <table:table-cell office:value-type="float" office:value="371052.58503872599" table:style-name="ce27">
            <text:p>371.053<text:s/></text:p>
          </table:table-cell>
          <table:table-cell office:value-type="float" office:value="19333203.775097702" table:style-name="ce27">
            <text:p>19.333.204<text:s/></text:p>
          </table:table-cell>
          <table:table-cell office:value-type="float" office:value="13752442.2129978" table:style-name="ce27">
            <text:p>13.752.442<text:s/></text:p>
          </table:table-cell>
          <table:table-cell office:value-type="float" office:value="2296641.5832249499" table:style-name="ce27">
            <text:p>2.296.642<text:s/></text:p>
          </table:table-cell>
          <table:table-cell office:value-type="float" office:value="125390200.733523" table:style-name="ce27">
            <text:p>125.390.201<text:s/></text:p>
          </table:table-cell>
          <table:table-cell office:value-type="float" office:value="1258017.1692353" table:style-name="ce27">
            <text:p>1.258.017<text:s/></text:p>
          </table:table-cell>
          <table:table-cell office:value-type="float" office:value="10097482367.52" table:style-name="ce28">
            <text:p>10.097.482.36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89784647.10584199" table:style-name="ce21">
            <text:p>189.784.647<text:s/></text:p>
          </table:table-cell>
          <table:table-cell office:value-type="float" office:value="523035671.90157503" table:style-name="ce21">
            <text:p>523.035.672<text:s/></text:p>
          </table:table-cell>
          <table:table-cell office:value-type="float" office:value="1721668248.23137" table:style-name="ce21">
            <text:p>1.721.668.248<text:s/></text:p>
          </table:table-cell>
          <table:table-cell office:value-type="float" office:value="139289192.61564001" table:style-name="ce21">
            <text:p>139.289.193<text:s/></text:p>
          </table:table-cell>
          <table:table-cell office:value-type="float" office:value="3300481740.5543699" table:style-name="ce21">
            <text:p>3.300.481.741<text:s/></text:p>
          </table:table-cell>
          <table:table-cell office:value-type="float" office:value="2273818293.2603102" table:style-name="ce21">
            <text:p>2.273.818.293<text:s/></text:p>
          </table:table-cell>
          <table:table-cell office:value-type="float" office:value="9891502800.2141399" table:style-name="ce21">
            <text:p>9.891.502.800<text:s/></text:p>
          </table:table-cell>
          <table:table-cell office:value-type="float" office:value="2151988978.1004" table:style-name="ce21">
            <text:p>2.151.988.978<text:s/></text:p>
          </table:table-cell>
          <table:table-cell office:value-type="float" office:value="1911779758.4322801" table:style-name="ce21">
            <text:p>1.911.779.758<text:s/></text:p>
          </table:table-cell>
          <table:table-cell office:value-type="float" office:value="1068808450.59791" table:style-name="ce21">
            <text:p>1.068.808.451<text:s/></text:p>
          </table:table-cell>
          <table:table-cell office:value-type="float" office:value="8825873412.2238598" table:style-name="ce21">
            <text:p>8.825.873.412<text:s/></text:p>
          </table:table-cell>
          <table:table-cell office:value-type="float" office:value="919628851.68254197" table:style-name="ce21">
            <text:p>919.628.852<text:s/></text:p>
          </table:table-cell>
          <table:table-cell office:value-type="float" office:value="1299183350.9078701" table:style-name="ce21">
            <text:p>1.299.183.351<text:s/></text:p>
          </table:table-cell>
          <table:table-cell office:value-type="float" office:value="1503355518.73261" table:style-name="ce21">
            <text:p>1.503.355.519<text:s/></text:p>
          </table:table-cell>
          <table:table-cell office:value-type="float" office:value="827254890.45015895" table:style-name="ce21">
            <text:p>827.254.890<text:s/></text:p>
          </table:table-cell>
          <table:table-cell office:value-type="float" office:value="2653975941.5818901" table:style-name="ce21">
            <text:p>2.653.975.942<text:s/></text:p>
          </table:table-cell>
          <table:table-cell office:value-type="float" office:value="553715436.44863999" table:style-name="ce21">
            <text:p>553.715.436<text:s/></text:p>
          </table:table-cell>
          <table:table-cell office:value-type="float" office:value="6483434744.1116896" table:style-name="ce21">
            <text:p>6.483.434.744<text:s/></text:p>
          </table:table-cell>
          <table:table-cell office:value-type="float" office:value="29831759086.1404" table:style-name="ce21">
            <text:p>29.831.759.086<text:s/></text:p>
          </table:table-cell>
          <table:table-cell office:value-type="float" office:value="735207749.80674696" table:style-name="ce21">
            <text:p>735.207.750<text:s/></text:p>
          </table:table-cell>
          <table:table-cell office:value-type="float" office:value="369978851.78207701" table:style-name="ce21">
            <text:p>369.978.852<text:s/></text:p>
          </table:table-cell>
          <table:table-cell office:value-type="float" office:value="152075369.875512" table:style-name="ce21">
            <text:p>152.075.370<text:s/></text:p>
          </table:table-cell>
          <table:table-cell office:value-type="float" office:value="6721108222.8565502" table:style-name="ce21">
            <text:p>6.721.108.223<text:s/></text:p>
          </table:table-cell>
          <table:table-cell office:value-type="float" office:value="5556560599.8396397" table:style-name="ce21">
            <text:p>5.556.560.600<text:s/></text:p>
          </table:table-cell>
          <table:table-cell office:value-type="float" office:value="516903317.54406899" table:style-name="ce21">
            <text:p>516.903.318<text:s/></text:p>
          </table:table-cell>
          <table:table-cell office:value-type="float" office:value="47252045765.233902" table:style-name="ce21">
            <text:p>47.252.045.765<text:s/></text:p>
          </table:table-cell>
          <table:table-cell office:value-type="float" office:value="360327022.74806899" table:style-name="ce21">
            <text:p>360.327.023<text:s/></text:p>
          </table:table-cell>
          <table:table-cell office:value-type="float" office:value="137734545912.98001" table:style-name="ce22">
            <text:p>137.734.545.91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9-08-09T18:50:54Z</dc:date>
    <meta:print-date>2011-05-12T16:46:54Z</meta:print-date>
    <meta:editing-cycles>42</meta:editing-cycles>
    <meta:editing-duration>PT4469S</meta:editing-duration>
  </office:meta>
</office:document-meta>
</file>